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ThisWorkbook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2 (Inventory).xml" manifest:media-type="text/xml"/>
  <manifest:file-entry manifest:full-path="Basic/Standard/Sheet1 (Predict)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2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925in"/>
    </style:style>
    <style:style style:name="co11" style:family="table-column">
      <style:table-column-properties fo:break-before="auto" style:column-width="0.8457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3571in"/>
    </style:style>
    <style:style style:name="co14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63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1" style:family="table-cell" style:parent-style-name="Default" style:data-style-name="N157"/>
    <style:style style:name="ce92" style:family="table-cell" style:parent-style-name="Default">
      <style:map style:condition="cell-content()&lt;0" style:apply-style-name="Danger" style:base-cell-address="Inventory.F1"/>
    </style:style>
    <style:style style:name="ce93" style:family="table-cell" style:parent-style-name="Default" style:data-style-name="N132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200" style:cell-protect="none" style:print-content="true" style:text-align-source="fix" style:repeat-content="false"/>
      <style:paragraph-properties fo:text-align="start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5-01-13T00:21:58.83197" calcext:value-type="date">
            <text:p>20250113T0021</text:p>
          </table:table-cell>
          <table:table-cell table:style-name="ce34" table:formula="of:=[.B1]" office:value-type="date" office:date-value="2025-01-13T00:21:58.83197" calcext:value-type="date" table:number-columns-spanned="2" table:number-rows-spanned="1">
            <text:p>Mon 01/13/2025 00:21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1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50207T2300</text:p>
          </table:table-cell>
          <table:table-cell table:style-name="ce34" table:formula="of:=DATE(LEFT([.B3];4);MID([.B3];5;2);MID([.B3];7;2))+TIME(MID([.B3];10;2);RIGHT([.B3];2);0)" office:value-type="date" office:date-value="2025-02-07T23:00:00" calcext:value-type="date" table:number-columns-spanned="2" table:number-rows-spanned="1">
            <text:p>Fri 02/07/2025 23:00</text:p>
          </table:table-cell>
          <table:covered-table-cell table:style-name="ce46"/>
          <table:table-cell table:number-columns-repeated="2"/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C4]" office:value-type="date" office:date-value="2025-02-28T02:14:33.75254" calcext:value-type="date">
            <text:p>20250228T0214</text:p>
          </table:table-cell>
          <table:table-cell table:style-name="ce40" table:formula="of:=[$Inventory.F2]" office:value-type="date" office:date-value="2025-02-28T02:14:33.75254" calcext:value-type="date" table:number-columns-spanned="2" table:number-rows-spanned="1">
            <text:p>Fri 02/28/2025 02:14</text:p>
          </table:table-cell>
          <table:covered-table-cell/>
          <table:table-cell table:number-columns-repeated="252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C3]-[.B1]" office:value-type="float" office:value="25.9430690744444" calcext:value-type="float">
            <text:p>25.9</text:p>
            <draw:control table:end-cell-address="Predict.B7" table:end-x="0.3315in" table:end-y="0.1142in" draw:z-index="1" draw:style-name="gr2" draw:text-style-name="P2" svg:width="0.2693in" svg:height="0.6165in" svg:x="0.0622in" svg:y="0.0685in" draw:control="control1"/>
            <draw:control table:end-cell-address="Predict.B7" table:end-x="0.6614in" table:end-y="0.0228in" draw:z-index="2" draw:style-name="gr2" draw:text-style-name="P2" svg:width="0.2634in" svg:height="0.413in" svg:x="0.398in" svg:y="0.1807in" draw:control="control3"/>
          </table:table-cell>
          <table:table-cell office:value-type="string" calcext:value-type="string">
            <text:p><text:s/>days remaining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1600" calcext:value-type="float">
            <text:p>160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2" table:formula="of:=FLOOR([.$B$6]/200 )" office:value-type="float" office:value="8" calcext:value-type="float">
            <text:p>8</text:p>
          </table:table-cell>
          <table:table-cell table:style-name="ce2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B5]/[.B6]*24*60;0)" office:value-type="float" office:value="23" calcext:value-type="float">
            <text:p>23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2" table:formula="of:=FLOOR(([.$B$6]-([.$E$6]*200))/20)" office:value-type="float" office:value="0" calcext:value-type="float">
            <text:p>0</text:p>
          </table:table-cell>
          <table:table-cell table:style-name="ce2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formula="of:=MOD([.$B$6]; 20)" office:value-type="float" office:value="0" calcext:value-type="float">
            <text:p>0</text:p>
          </table:table-cell>
          <table:table-cell office:value-type="string" calcext:value-type="string">
            <text:p><text:s/>loose cig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B8]*ROUND([.B5];0));0)" office:value-type="float" office:value="156" calcext:value-type="float">
            <text:p>156</text:p>
          </table:table-cell>
          <table:table-cell office:value-type="string" calcext:value-type="string">
            <text:p><text:s/>hours sleep remaining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B5]*24-[.B9])*60/[.B6];0)" office:value-type="float" office:value="17" calcext:value-type="float">
            <text:p>17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2154138784171" calcext:value-type="float">
            <text:p>41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B1]+([.B10]/60/24)" office:value-type="date" office:date-value="2025-01-13T00:38:58.83197" calcext:value-type="date">
            <text:p>20250113T0038</text:p>
          </table:table-cell>
          <table:table-cell table:style-name="ce34" table:formula="of:=[.B12]" office:value-type="date" office:date-value="2025-01-13T00:38:58.83197" calcext:value-type="date" table:number-columns-spanned="2" table:number-rows-spanned="1">
            <text:p>Mon 01/13/2025 00:38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[.B6]/20)/[.B5]" office:value-type="float" office:value="3.08367524946403" calcext:value-type="float">
            <text:p>3.08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A14]*20" office:value-type="float" office:value="61.6735049892806" calcext:value-type="float">
            <text:p>62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$Inventory.D203]/20" office:value-type="float" office:value="1.71892045676821" calcext:value-type="float">
            <text:p>1.72</text:p>
          </table:table-cell>
          <table:table-cell/>
          <table:table-cell table:style-name="ce52" table:formula="of:=-[$Inventory.D203]" office:value-type="float" office:value="34.3784091353641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</calcext:conditional-format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80" table:formula="of:=[.$F$9]-[.$F$5]+[.$F$8]*(SLOPE([.B2:.B200];[.A2:.A200])/20)" office:value-type="float" office:value="31.399378322767" calcext:value-type="float">
            <text:p>31.399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4-12-01T02:30:18.5153" calcext:value-type="date">
            <text:p>20241201T0230</text:p>
          </table:table-cell>
          <table:table-cell table:style-name="ce78" office:value-type="float" office:value="3100" calcext:value-type="float">
            <text:p>3100</text:p>
          </table:table-cell>
          <table:table-cell table:style-name="ce79"/>
          <table:table-cell table:number-columns-repeated="2"/>
          <table:table-cell table:style-name="ce82" table:formula="of:=FORECAST([.$F$5];[.A2:.A200];[.B2:.B200])" office:value-type="date" office:date-value="2025-02-28T02:14:33.75254" calcext:value-type="date" table:number-columns-spanned="2" table:number-rows-spanned="1">
            <text:p>2025-02-28 02:14</text:p>
          </table:table-cell>
          <table:covered-table-cell/>
        </table:table-row>
        <table:table-row table:style-name="ro1">
          <table:table-cell table:style-name="ce77" office:value-type="date" office:date-value="2024-12-01T16:14:42.81736" calcext:value-type="date">
            <text:p>20241201T1614</text:p>
          </table:table-cell>
          <table:table-cell table:style-name="ce78" office:value-type="float" office:value="3080" calcext:value-type="float">
            <text:p>3080</text:p>
          </table:table-cell>
          <table:table-cell table:style-name="ce79" table:formula="of:=IF(ISBLANK([.$A3]);&quot;&quot;;([.$A3]-[.$A2])*24)" office:value-type="float" office:value="13.7400839055189" calcext:value-type="float">
            <text:p>13.7</text:p>
          </table:table-cell>
          <table:table-cell table:style-name="ce81" table:formula="of:=IF(ISBLANK([.$A3]);&quot;&quot;;([.$B3]-[.$B2])/([.$A3]-[.$A2]))" office:value-type="float" office:value="-34.9342844847695" calcext:value-type="float">
            <text:p>-35</text:p>
          </table:table-cell>
          <table:table-cell table:style-name="ce81" table:formula="of:=IF(ISBLANK([.A3]);&quot;&quot;;-([.$A3]-[.$A2])*24*60/([.$B3]-[.$B2]))" office:value-type="float" office:value="41.2202517165567" calcext:value-type="float">
            <text:p>41</text:p>
          </table:table-cell>
          <table:table-cell table:style-name="ce81" table:formula="of:=[.F1]*20" office:value-type="float" office:value="627.98756645534" calcext:value-type="float">
            <text:p>628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4-12-02T11:31:43.02121" calcext:value-type="date">
            <text:p>20241202T1131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4]);&quot;&quot;;([.$A4]-[.$A3])*24)" office:value-type="float" office:value="19.28338995832" calcext:value-type="float">
            <text:p>19.3</text:p>
          </table:table-cell>
          <table:table-cell table:style-name="ce81" table:formula="of:=IF(ISBLANK([.$A4]);&quot;&quot;;([.$B4]-[.$B3])/([.$A4]-[.$A3]))" office:value-type="float" office:value="-24.8918888762554" calcext:value-type="float">
            <text:p>-25</text:p>
          </table:table-cell>
          <table:table-cell table:style-name="ce81" table:formula="of:=IF(ISBLANK([.A4]);&quot;&quot;;-([.$A4]-[.$A3])*24*60/([.$B4]-[.$B3]))" office:value-type="float" office:value="57.85016987496" calcext:value-type="float">
            <text:p>58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4-12-02T21:03:18.98033" calcext:value-type="date">
            <text:p>20241202T2103</text:p>
          </table:table-cell>
          <table:table-cell table:style-name="ce78" office:value-type="float" office:value="3040" calcext:value-type="float">
            <text:p>3040</text:p>
          </table:table-cell>
          <table:table-cell table:style-name="ce79" table:formula="of:=IF(ISBLANK([.$A5]);&quot;&quot;;([.$A5]-[.$A4])*24)" office:value-type="float" office:value="9.52665531111389" calcext:value-type="float">
            <text:p>9.5</text:p>
          </table:table-cell>
          <table:table-cell table:style-name="ce81" table:formula="of:=IF(ISBLANK([.$A5]);&quot;&quot;;([.$B5]-[.$B4])/([.$A5]-[.$A4]))" office:value-type="float" office:value="-50.3849445922566" calcext:value-type="float">
            <text:p>-50</text:p>
          </table:table-cell>
          <table:table-cell table:style-name="ce81" table:formula="of:=IF(ISBLANK([.A5]);&quot;&quot;;-([.$A5]-[.$A4])*24*60/([.$B5]-[.$B4]))" office:value-type="float" office:value="28.5799659333417" calcext:value-type="float">
            <text:p>29</text:p>
          </table:table-cell>
          <table:table-cell table:style-name="ce73" office:value-type="float" office:value="4" calcext:value-type="float">
            <text:p>4</text:p>
          </table:table-cell>
          <table:table-cell table:style-name="ce93" table:formula="of:=[Predict.$C3]" office:value-type="date" office:date-value="2025-02-07T23:00:00" calcext:value-type="date">
            <text:p>20250207T2300</text:p>
          </table:table-cell>
        </table:table-row>
        <table:table-row table:style-name="ro5">
          <table:table-cell table:style-name="ce77" office:value-type="date" office:date-value="2024-12-03T06:57:00.78032" calcext:value-type="date">
            <text:p>20241203T0657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6]);&quot;&quot;;([.$A6]-[.$A5])*24)" office:value-type="float" office:value="9.89494444162111" calcext:value-type="float">
            <text:p>9.9</text:p>
          </table:table-cell>
          <table:table-cell table:style-name="ce81" table:formula="of:=IF(ISBLANK([.$A6]);&quot;&quot;;([.$B6]-[.$B5])/([.$A6]-[.$A5]))" office:value-type="float" office:value="-48.5096205271225" calcext:value-type="float">
            <text:p>-49</text:p>
          </table:table-cell>
          <table:table-cell table:style-name="ce81" table:formula="of:=IF(ISBLANK([.A6]);&quot;&quot;;-([.$A6]-[.$A5])*24*60/([.$B6]-[.$B5]))" office:value-type="float" office:value="29.6848333248633" calcext:value-type="float">
            <text:p>30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4-12-04T06:50:30.2277" calcext:value-type="date">
            <text:p>20241204T0650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7]);&quot;&quot;;([.$A7]-[.$A6])*24)" office:value-type="float" office:value="23.8915131611864" calcext:value-type="float">
            <text:p>23.9</text:p>
          </table:table-cell>
          <table:table-cell table:style-name="ce81" table:formula="of:=IF(ISBLANK([.$A7]);&quot;&quot;;([.$B7]-[.$B6])/([.$A7]-[.$A6]))" office:value-type="float" office:value="-40.1816324283551" calcext:value-type="float">
            <text:p>-40</text:p>
          </table:table-cell>
          <table:table-cell table:style-name="ce81" table:formula="of:=IF(ISBLANK([.A7]);&quot;&quot;;-([.$A7]-[.$A6])*24*60/([.$B7]-[.$B6]))" office:value-type="float" office:value="35.8372697417796" calcext:value-type="float">
            <text:p>36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4-12-04T20:52:34.32316" calcext:value-type="date">
            <text:p>20241204T2052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8]);&quot;&quot;;([.$A8]-[.$A7])*24)" office:value-type="float" office:value="14.0344709611961" calcext:value-type="float">
            <text:p>14.0</text:p>
          </table:table-cell>
          <table:table-cell table:style-name="ce81" table:formula="of:=IF(ISBLANK([.$A8]);&quot;&quot;;([.$B8]-[.$B7])/([.$A8]-[.$A7]))" office:value-type="float" office:value="-34.2015029513511" calcext:value-type="float">
            <text:p>-34</text:p>
          </table:table-cell>
          <table:table-cell table:style-name="ce81" table:formula="of:=IF(ISBLANK([.A8]);&quot;&quot;;-([.$A8]-[.$A7])*24*60/([.$B8]-[.$B7]))" office:value-type="float" office:value="42.1034128835883" calcext:value-type="float">
            <text:p>42</text:p>
          </table:table-cell>
          <table:table-cell table:style-name="ce90" table:formula="of:=[.$G$5]-[.$G$10]" office:value-type="float" office:value="25.9468793344213" calcext:value-type="float">
            <text:p>25.9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4-12-05T08:03:11.85393" calcext:value-type="date">
            <text:p>20241205T0803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9]);&quot;&quot;;([.$A9]-[.$A8])*24)" office:value-type="float" office:value="11.177091880585" calcext:value-type="float">
            <text:p>11.2</text:p>
          </table:table-cell>
          <table:table-cell table:style-name="ce81" table:formula="of:=IF(ISBLANK([.$A9]);&quot;&quot;;([.$B9]-[.$B8])/([.$A9]-[.$A8]))" office:value-type="float" office:value="-42.944981138947" calcext:value-type="float">
            <text:p>-43</text:p>
          </table:table-cell>
          <table:table-cell table:style-name="ce81" table:formula="of:=IF(ISBLANK([.A9]);&quot;&quot;;-([.$A9]-[.$A8])*24*60/([.$B9]-[.$B8]))" office:value-type="float" office:value="33.531275641755" calcext:value-type="float">
            <text:p>34</text:p>
          </table:table-cell>
          <table:table-cell table:style-name="ce91" table:formula="of:=[.$G$11]/20" office:value-type="float" office:value="80" calcext:value-type="float">
            <text:p>80.0</text:p>
          </table:table-cell>
          <table:table-cell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4-12-08T08:03:32.43217" calcext:value-type="date">
            <text:p>20241208T0803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0]);&quot;&quot;;([.$A10]-[.$A9])*24)" office:value-type="float" office:value="72.0057161776931" calcext:value-type="float">
            <text:p>72.0</text:p>
          </table:table-cell>
          <table:table-cell table:style-name="ce81" table:formula="of:=IF(ISBLANK([.$A10]);&quot;&quot;;([.$B10]-[.$B9])/([.$A10]-[.$A9]))" office:value-type="float" office:value="-39.9968245978256" calcext:value-type="float">
            <text:p>-40</text:p>
          </table:table-cell>
          <table:table-cell table:style-name="ce81" table:formula="of:=IF(ISBLANK([.A10]);&quot;&quot;;-([.$A10]-[.$A9])*24*60/([.$B10]-[.$B9]))" office:value-type="float" office:value="36.0028580888465" calcext:value-type="float">
            <text:p>36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5-01-13T00:16:29.62551" calcext:value-type="date">
            <text:p>20250113T0016</text:p>
          </table:table-cell>
        </table:table-row>
        <table:table-row table:style-name="ro1">
          <table:table-cell table:style-name="ce77" office:value-type="date" office:date-value="2024-12-08T20:28:51.09249" calcext:value-type="date">
            <text:p>20241208T2028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]);&quot;&quot;;([.$A11]-[.$A10])*24)" office:value-type="float" office:value="12.4218500888089" calcext:value-type="float">
            <text:p>12.4</text:p>
          </table:table-cell>
          <table:table-cell table:style-name="ce81" table:formula="of:=IF(ISBLANK([.$A11]);&quot;&quot;;([.$B11]-[.$B10])/([.$A11]-[.$A10]))" office:value-type="float" office:value="-38.6415869269299" calcext:value-type="float">
            <text:p>-39</text:p>
          </table:table-cell>
          <table:table-cell table:style-name="ce81" table:formula="of:=IF(ISBLANK([.A11]);&quot;&quot;;-([.$A11]-[.$A10])*24*60/([.$B11]-[.$B10]))" office:value-type="float" office:value="37.2655502664267" calcext:value-type="float">
            <text:p>37</text:p>
          </table:table-cell>
          <table:table-cell table:style-name="ce84" office:value-type="string" calcext:value-type="string">
            <text:p>CurrentInv: </text:p>
          </table:table-cell>
          <table:table-cell table:style-name="ce102" office:value-type="float" office:value="1600" calcext:value-type="float">
            <text:p>1600</text:p>
          </table:table-cell>
        </table:table-row>
        <table:table-row table:style-name="ro1">
          <table:table-cell table:style-name="ce77" office:value-type="date" office:date-value="2024-12-09T08:21:08.62134" calcext:value-type="date">
            <text:p>20241209T0821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2]);&quot;&quot;;([.$A12]-[.$A11])*24)" office:value-type="float" office:value="11.8715357916661" calcext:value-type="float">
            <text:p>11.9</text:p>
          </table:table-cell>
          <table:table-cell table:style-name="ce81" table:formula="of:=IF(ISBLANK([.$A12]);&quot;&quot;;([.$B12]-[.$B11])/([.$A12]-[.$A11]))" office:value-type="float" office:value="-40.4328478154413" calcext:value-type="float">
            <text:p>-40</text:p>
          </table:table-cell>
          <table:table-cell table:style-name="ce81" table:formula="of:=IF(ISBLANK([.A12]);&quot;&quot;;-([.$A12]-[.$A11])*24*60/([.$B12]-[.$B11]))" office:value-type="float" office:value="35.6146073749983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0T04:08:41.84442" calcext:value-type="date">
            <text:p>20241210T0408</text:p>
          </table:table-cell>
          <table:table-cell table:style-name="ce78" office:value-type="float" office:value="2754" calcext:value-type="float">
            <text:p>2754</text:p>
          </table:table-cell>
          <table:table-cell table:style-name="ce79" table:formula="of:=IF(ISBLANK([.$A13]);&quot;&quot;;([.$A13]-[.$A12])*24)" office:value-type="float" office:value="19.7925619668094" calcext:value-type="float">
            <text:p>19.8</text:p>
          </table:table-cell>
          <table:table-cell table:style-name="ce81" table:formula="of:=IF(ISBLANK([.$A13]);&quot;&quot;;([.$B13]-[.$B12])/([.$A13]-[.$A12]))" office:value-type="float" office:value="-31.526994890626" calcext:value-type="float">
            <text:p>-32</text:p>
          </table:table-cell>
          <table:table-cell table:style-name="ce81" table:formula="of:=IF(ISBLANK([.A13]);&quot;&quot;;-([.$A13]-[.$A12])*24*60/([.$B13]-[.$B12]))" office:value-type="float" office:value="45.67514300032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0T10:13:06.9353" calcext:value-type="date">
            <text:p>20241210T1013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4]);&quot;&quot;;([.$A14]-[.$A13])*24)" office:value-type="float" office:value="6.07363635540222" calcext:value-type="float">
            <text:p>6.1</text:p>
          </table:table-cell>
          <table:table-cell table:style-name="ce81" table:formula="of:=IF(ISBLANK([.$A14]);&quot;&quot;;([.$B14]-[.$B13])/([.$A14]-[.$A13]))" office:value-type="float" office:value="-55.3210597965984" calcext:value-type="float">
            <text:p>-55</text:p>
          </table:table-cell>
          <table:table-cell table:style-name="ce81" table:formula="of:=IF(ISBLANK([.A14]);&quot;&quot;;-([.$A14]-[.$A13])*24*60/([.$B14]-[.$B13]))" office:value-type="float" office:value="26.029870094581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1T01:05:23.36605" calcext:value-type="date">
            <text:p>20241211T0105</text:p>
          </table:table-cell>
          <table:table-cell table:style-name="ce78" office:value-type="float" office:value="2715" calcext:value-type="float">
            <text:p>2715</text:p>
          </table:table-cell>
          <table:table-cell table:style-name="ce79" table:formula="of:=IF(ISBLANK([.$A15]);&quot;&quot;;([.$A15]-[.$A14])*24)" office:value-type="float" office:value="14.8712307637322" calcext:value-type="float">
            <text:p>14.9</text:p>
          </table:table-cell>
          <table:table-cell table:style-name="ce81" table:formula="of:=IF(ISBLANK([.$A15]);&quot;&quot;;([.$B15]-[.$B14])/([.$A15]-[.$A14]))" office:value-type="float" office:value="-40.34635798022" calcext:value-type="float">
            <text:p>-40</text:p>
          </table:table-cell>
          <table:table-cell table:style-name="ce81" table:formula="of:=IF(ISBLANK([.A15]);&quot;&quot;;-([.$A15]-[.$A14])*24*60/([.$B15]-[.$B14]))" office:value-type="float" office:value="35.6909538329573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1T12:15:21.51616" calcext:value-type="date">
            <text:p>20241211T1215</text:p>
          </table:table-cell>
          <table:table-cell table:style-name="ce78" office:value-type="float" office:value="2700" calcext:value-type="float">
            <text:p>2700</text:p>
          </table:table-cell>
          <table:table-cell table:style-name="ce79" table:formula="of:=IF(ISBLANK([.$A16]);&quot;&quot;;([.$A16]-[.$A15])*24)" office:value-type="float" office:value="11.1661528084078" calcext:value-type="float">
            <text:p>11.2</text:p>
          </table:table-cell>
          <table:table-cell table:style-name="ce81" table:formula="of:=IF(ISBLANK([.$A16]);&quot;&quot;;([.$B16]-[.$B15])/([.$A16]-[.$A15]))" office:value-type="float" office:value="-32.240289576633" calcext:value-type="float">
            <text:p>-32</text:p>
          </table:table-cell>
          <table:table-cell table:style-name="ce81" table:formula="of:=IF(ISBLANK([.A16]);&quot;&quot;;-([.$A16]-[.$A15])*24*60/([.$B16]-[.$B15]))" office:value-type="float" office:value="44.6646112336311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2T10:04:21.5893" calcext:value-type="date">
            <text:p>20241212T1004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7]);&quot;&quot;;([.$A17]-[.$A16])*24)" office:value-type="float" office:value="21.8166869833947" calcext:value-type="float">
            <text:p>21.8</text:p>
          </table:table-cell>
          <table:table-cell table:style-name="ce81" table:formula="of:=IF(ISBLANK([.$A17]);&quot;&quot;;([.$B17]-[.$B16])/([.$A17]-[.$A16]))" office:value-type="float" office:value="-44.0030147900404" calcext:value-type="float">
            <text:p>-44</text:p>
          </table:table-cell>
          <table:table-cell table:style-name="ce81" table:formula="of:=IF(ISBLANK([.A17]);&quot;&quot;;-([.$A17]-[.$A16])*24*60/([.$B17]-[.$B16]))" office:value-type="float" office:value="32.7250304750921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3T00:42:08.0821" calcext:value-type="date">
            <text:p>20241213T0042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8]);&quot;&quot;;([.$A18]-[.$A17])*24)" office:value-type="float" office:value="14.6295813334872" calcext:value-type="float">
            <text:p>14.6</text:p>
          </table:table-cell>
          <table:table-cell table:style-name="ce81" table:formula="of:=IF(ISBLANK([.$A18]);&quot;&quot;;([.$B18]-[.$B17])/([.$A18]-[.$A17]))" office:value-type="float" office:value="-32.8102348972405" calcext:value-type="float">
            <text:p>-33</text:p>
          </table:table-cell>
          <table:table-cell table:style-name="ce81" table:formula="of:=IF(ISBLANK([.A18]);&quot;&quot;;-([.$A18]-[.$A17])*24*60/([.$B18]-[.$B17]))" office:value-type="float" office:value="43.8887440004617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3T10:29:48.66356" calcext:value-type="date">
            <text:p>20241213T1029</text:p>
          </table:table-cell>
          <table:table-cell table:style-name="ce78" office:value-type="float" office:value="2620" calcext:value-type="float">
            <text:p>2620</text:p>
          </table:table-cell>
          <table:table-cell table:style-name="ce79" table:formula="of:=IF(ISBLANK([.$A19]);&quot;&quot;;([.$A19]-[.$A18])*24)" office:value-type="float" office:value="9.79460596101111" calcext:value-type="float">
            <text:p>9.8</text:p>
          </table:table-cell>
          <table:table-cell table:style-name="ce81" table:formula="of:=IF(ISBLANK([.$A19]);&quot;&quot;;([.$B19]-[.$B18])/([.$A19]-[.$A18]))" office:value-type="float" office:value="-49.0065656454901" calcext:value-type="float">
            <text:p>-49</text:p>
          </table:table-cell>
          <table:table-cell table:style-name="ce81" table:formula="of:=IF(ISBLANK([.A19]);&quot;&quot;;-([.$A19]-[.$A18])*24*60/([.$B19]-[.$B18]))" office:value-type="float" office:value="29.383817883033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4T06:41:22.16578" calcext:value-type="date">
            <text:p>20241214T0641</text:p>
          </table:table-cell>
          <table:table-cell table:style-name="ce78" office:value-type="float" office:value="2600" calcext:value-type="float">
            <text:p>2600</text:p>
          </table:table-cell>
          <table:table-cell table:style-name="ce79" table:formula="of:=IF(ISBLANK([.$A20]);&quot;&quot;;([.$A20]-[.$A19])*24)" office:value-type="float" office:value="20.1926395056069" calcext:value-type="float">
            <text:p>20.2</text:p>
          </table:table-cell>
          <table:table-cell table:style-name="ce81" table:formula="of:=IF(ISBLANK([.$A20]);&quot;&quot;;([.$B20]-[.$B19])/([.$A20]-[.$A19]))" office:value-type="float" office:value="-23.7710379500767" calcext:value-type="float">
            <text:p>-24</text:p>
          </table:table-cell>
          <table:table-cell table:style-name="ce81" table:formula="of:=IF(ISBLANK([.A20]);&quot;&quot;;-([.$A20]-[.$A19])*24*60/([.$B20]-[.$B19]))" office:value-type="float" office:value="60.5779185168208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4T22:16:44.02921" calcext:value-type="date">
            <text:p>20241214T2216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21]);&quot;&quot;;([.$A21]-[.$A20])*24)" office:value-type="float" office:value="15.5894065083119" calcext:value-type="float">
            <text:p>15.6</text:p>
          </table:table-cell>
          <table:table-cell table:style-name="ce81" table:formula="of:=IF(ISBLANK([.$A21]);&quot;&quot;;([.$B21]-[.$B20])/([.$A21]-[.$A20]))" office:value-type="float" office:value="-30.7901394285969" calcext:value-type="float">
            <text:p>-31</text:p>
          </table:table-cell>
          <table:table-cell table:style-name="ce81" table:formula="of:=IF(ISBLANK([.A21]);&quot;&quot;;-([.$A21]-[.$A20])*24*60/([.$B21]-[.$B20]))" office:value-type="float" office:value="46.7682195249358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5T07:41:18.50919" calcext:value-type="date">
            <text:p>20241215T0741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22]);&quot;&quot;;([.$A22]-[.$A21])*24)" office:value-type="float" office:value="9.40957777207944" calcext:value-type="float">
            <text:p>9.4</text:p>
          </table:table-cell>
          <table:table-cell table:style-name="ce81" table:formula="of:=IF(ISBLANK([.$A22]);&quot;&quot;;([.$B22]-[.$B21])/([.$A22]-[.$A21]))" office:value-type="float" office:value="-51.0118532017748" calcext:value-type="float">
            <text:p>-51</text:p>
          </table:table-cell>
          <table:table-cell table:style-name="ce81" table:formula="of:=IF(ISBLANK([.A22]);&quot;&quot;;-([.$A22]-[.$A21])*24*60/([.$B22]-[.$B21]))" office:value-type="float" office:value="28.2287333162383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5T21:39:35.18088" calcext:value-type="date">
            <text:p>20241215T2139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23]);&quot;&quot;;([.$A23]-[.$A22])*24)" office:value-type="float" office:value="13.9712976918672" calcext:value-type="float">
            <text:p>14.0</text:p>
          </table:table-cell>
          <table:table-cell table:style-name="ce81" table:formula="of:=IF(ISBLANK([.$A23]);&quot;&quot;;([.$B23]-[.$B22])/([.$A23]-[.$A22]))" office:value-type="float" office:value="-34.3561500575148" calcext:value-type="float">
            <text:p>-34</text:p>
          </table:table-cell>
          <table:table-cell table:style-name="ce81" table:formula="of:=IF(ISBLANK([.A23]);&quot;&quot;;-([.$A23]-[.$A22])*24*60/([.$B23]-[.$B22]))" office:value-type="float" office:value="41.913893075601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6T10:15:35.76822" calcext:value-type="date">
            <text:p>20241216T1015</text:p>
          </table:table-cell>
          <table:table-cell table:style-name="ce78" office:value-type="float" office:value="2520" calcext:value-type="float">
            <text:p>2520</text:p>
          </table:table-cell>
          <table:table-cell table:style-name="ce79" table:formula="of:=IF(ISBLANK([.$A24]);&quot;&quot;;([.$A24]-[.$A23])*24)" office:value-type="float" office:value="12.6001631499383" calcext:value-type="float">
            <text:p>12.6</text:p>
          </table:table-cell>
          <table:table-cell table:style-name="ce81" table:formula="of:=IF(ISBLANK([.$A24]);&quot;&quot;;([.$B24]-[.$B23])/([.$A24]-[.$A23]))" office:value-type="float" office:value="-38.0947448289469" calcext:value-type="float">
            <text:p>-38</text:p>
          </table:table-cell>
          <table:table-cell table:style-name="ce81" table:formula="of:=IF(ISBLANK([.A24]);&quot;&quot;;-([.$A24]-[.$A23])*24*60/([.$B24]-[.$B23]))" office:value-type="float" office:value="37.80048944981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7T00:17:13.79651" calcext:value-type="date">
            <text:p>20241217T0017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25]);&quot;&quot;;([.$A25]-[.$A24])*24)" office:value-type="float" office:value="14.0272300805661" calcext:value-type="float">
            <text:p>14.0</text:p>
          </table:table-cell>
          <table:table-cell table:style-name="ce81" table:formula="of:=IF(ISBLANK([.$A25]);&quot;&quot;;([.$B25]-[.$B24])/([.$A25]-[.$A24]))" office:value-type="float" office:value="-34.2191578268194" calcext:value-type="float">
            <text:p>-34</text:p>
          </table:table-cell>
          <table:table-cell table:style-name="ce81" table:formula="of:=IF(ISBLANK([.A25]);&quot;&quot;;-([.$A25]-[.$A24])*24*60/([.$B25]-[.$B24]))" office:value-type="float" office:value="42.081690241698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7T12:54:15.55691" calcext:value-type="date">
            <text:p>20241217T1254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26]);&quot;&quot;;([.$A26]-[.$A25])*24)" office:value-type="float" office:value="12.6171556666375" calcext:value-type="float">
            <text:p>12.6</text:p>
          </table:table-cell>
          <table:table-cell table:style-name="ce81" table:formula="of:=IF(ISBLANK([.$A26]);&quot;&quot;;([.$B26]-[.$B25])/([.$A26]-[.$A25]))" office:value-type="float" office:value="-38.0434396374473" calcext:value-type="float">
            <text:p>-38</text:p>
          </table:table-cell>
          <table:table-cell table:style-name="ce81" table:formula="of:=IF(ISBLANK([.A26]);&quot;&quot;;-([.$A26]-[.$A25])*24*60/([.$B26]-[.$B25]))" office:value-type="float" office:value="37.851466999912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8T04:18:29.20384" calcext:value-type="date">
            <text:p>20241218T0418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27]);&quot;&quot;;([.$A27]-[.$A26])*24)" office:value-type="float" office:value="15.4037908137542" calcext:value-type="float">
            <text:p>15.4</text:p>
          </table:table-cell>
          <table:table-cell table:style-name="ce81" table:formula="of:=IF(ISBLANK([.$A27]);&quot;&quot;;([.$B27]-[.$B26])/([.$A27]-[.$A26]))" office:value-type="float" office:value="-31.1611606391983" calcext:value-type="float">
            <text:p>-31</text:p>
          </table:table-cell>
          <table:table-cell table:style-name="ce81" table:formula="of:=IF(ISBLANK([.A27]);&quot;&quot;;-([.$A27]-[.$A26])*24*60/([.$B27]-[.$B26]))" office:value-type="float" office:value="46.211372441262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8T15:00:03.84619" calcext:value-type="date">
            <text:p>20241218T1500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28]);&quot;&quot;;([.$A28]-[.$A27])*24)" office:value-type="float" office:value="10.6929562086006" calcext:value-type="float">
            <text:p>10.7</text:p>
          </table:table-cell>
          <table:table-cell table:style-name="ce81" table:formula="of:=IF(ISBLANK([.$A28]);&quot;&quot;;([.$B28]-[.$B27])/([.$A28]-[.$A27]))" office:value-type="float" office:value="-44.8893636741846" calcext:value-type="float">
            <text:p>-45</text:p>
          </table:table-cell>
          <table:table-cell table:style-name="ce81" table:formula="of:=IF(ISBLANK([.A28]);&quot;&quot;;-([.$A28]-[.$A27])*24*60/([.$B28]-[.$B27]))" office:value-type="float" office:value="32.0788686258017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9T03:57:55.50981" calcext:value-type="date">
            <text:p>20241219T0357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29]);&quot;&quot;;([.$A29]-[.$A28])*24)" office:value-type="float" office:value="12.9643510054447" calcext:value-type="float">
            <text:p>13.0</text:p>
          </table:table-cell>
          <table:table-cell table:style-name="ce81" table:formula="of:=IF(ISBLANK([.$A29]);&quot;&quot;;([.$B29]-[.$B28])/([.$A29]-[.$A28]))" office:value-type="float" office:value="-37.0246069238955" calcext:value-type="float">
            <text:p>-37</text:p>
          </table:table-cell>
          <table:table-cell table:style-name="ce81" table:formula="of:=IF(ISBLANK([.A29]);&quot;&quot;;-([.$A29]-[.$A28])*24*60/([.$B29]-[.$B28]))" office:value-type="float" office:value="38.8930530163342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19T15:52:40.80059" calcext:value-type="date">
            <text:p>20241219T1552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30]);&quot;&quot;;([.$A30]-[.$A29])*24)" office:value-type="float" office:value="11.9125807721864" calcext:value-type="float">
            <text:p>11.9</text:p>
          </table:table-cell>
          <table:table-cell table:style-name="ce81" table:formula="of:=IF(ISBLANK([.$A30]);&quot;&quot;;([.$B30]-[.$B29])/([.$A30]-[.$A29]))" office:value-type="float" office:value="-40.2935358155731" calcext:value-type="float">
            <text:p>-40</text:p>
          </table:table-cell>
          <table:table-cell table:style-name="ce81" table:formula="of:=IF(ISBLANK([.A30]);&quot;&quot;;-([.$A30]-[.$A29])*24*60/([.$B30]-[.$B29]))" office:value-type="float" office:value="35.7377423165592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0T04:17:48.30251" calcext:value-type="date">
            <text:p>20241220T0417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31]);&quot;&quot;;([.$A31]-[.$A30])*24)" office:value-type="float" office:value="12.41875053331" calcext:value-type="float">
            <text:p>12.4</text:p>
          </table:table-cell>
          <table:table-cell table:style-name="ce81" table:formula="of:=IF(ISBLANK([.$A31]);&quot;&quot;;([.$B31]-[.$B30])/([.$A31]-[.$A30]))" office:value-type="float" office:value="-38.6512313547589" calcext:value-type="float">
            <text:p>-39</text:p>
          </table:table-cell>
          <table:table-cell table:style-name="ce81" table:formula="of:=IF(ISBLANK([.A31]);&quot;&quot;;-([.$A31]-[.$A30])*24*60/([.$B31]-[.$B30]))" office:value-type="float" office:value="37.25625159993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2T03:33:55.09057" calcext:value-type="date">
            <text:p>20241222T0333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32]);&quot;&quot;;([.$A32]-[.$A31])*24)" office:value-type="float" office:value="47.2685522390528" calcext:value-type="float">
            <text:p>47.3</text:p>
          </table:table-cell>
          <table:table-cell table:style-name="ce81" table:formula="of:=IF(ISBLANK([.$A32]);&quot;&quot;;([.$B32]-[.$B31])/([.$A32]-[.$A31]))" office:value-type="float" office:value="-30.4642290019259" calcext:value-type="float">
            <text:p>-30</text:p>
          </table:table-cell>
          <table:table-cell table:style-name="ce81" table:formula="of:=IF(ISBLANK([.A32]);&quot;&quot;;-([.$A32]-[.$A31])*24*60/([.$B32]-[.$B31]))" office:value-type="float" office:value="47.2685522390528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2T22:01:01.57721" calcext:value-type="date">
            <text:p>20241222T2201</text:p>
          </table:table-cell>
          <table:table-cell table:style-name="ce78" office:value-type="float" office:value="2300" calcext:value-type="float">
            <text:p>2300</text:p>
          </table:table-cell>
          <table:table-cell table:style-name="ce79" table:formula="of:=IF(ISBLANK([.$A33]);&quot;&quot;;([.$A33]-[.$A32])*24)" office:value-type="float" office:value="18.4518018443486" calcext:value-type="float">
            <text:p>18.5</text:p>
          </table:table-cell>
          <table:table-cell table:style-name="ce81" table:formula="of:=IF(ISBLANK([.$A33]);&quot;&quot;;([.$B33]-[.$B32])/([.$A33]-[.$A32]))" office:value-type="float" office:value="-26.0137196382809" calcext:value-type="float">
            <text:p>-26</text:p>
          </table:table-cell>
          <table:table-cell table:style-name="ce81" table:formula="of:=IF(ISBLANK([.A33]);&quot;&quot;;-([.$A33]-[.$A32])*24*60/([.$B33]-[.$B32]))" office:value-type="float" office:value="55.3554055330458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3T12:03:57.47411" calcext:value-type="date">
            <text:p>20241223T1203</text:p>
          </table:table-cell>
          <table:table-cell table:style-name="ce78" office:value-type="float" office:value="2280" calcext:value-type="float">
            <text:p>2280</text:p>
          </table:table-cell>
          <table:table-cell table:style-name="ce79" table:formula="of:=IF(ISBLANK([.$A34]);&quot;&quot;;([.$A34]-[.$A33])*24)" office:value-type="float" office:value="14.0488602499825" calcext:value-type="float">
            <text:p>14.0</text:p>
          </table:table-cell>
          <table:table-cell table:style-name="ce81" table:formula="of:=IF(ISBLANK([.$A34]);&quot;&quot;;([.$B34]-[.$B33])/([.$A34]-[.$A33]))" office:value-type="float" office:value="-34.1664726859674" calcext:value-type="float">
            <text:p>-34</text:p>
          </table:table-cell>
          <table:table-cell table:style-name="ce81" table:formula="of:=IF(ISBLANK([.A34]);&quot;&quot;;-([.$A34]-[.$A33])*24*60/([.$B34]-[.$B33]))" office:value-type="float" office:value="42.1465807499475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4T06:54:41.28434" calcext:value-type="date">
            <text:p>20241224T0654</text:p>
          </table:table-cell>
          <table:table-cell table:style-name="ce78" office:value-type="float" office:value="2260" calcext:value-type="float">
            <text:p>2260</text:p>
          </table:table-cell>
          <table:table-cell table:style-name="ce79" table:formula="of:=IF(ISBLANK([.$A35]);&quot;&quot;;([.$A35]-[.$A34])*24)" office:value-type="float" office:value="18.8455028417519" calcext:value-type="float">
            <text:p>18.8</text:p>
          </table:table-cell>
          <table:table-cell table:style-name="ce81" table:formula="of:=IF(ISBLANK([.$A35]);&quot;&quot;;([.$B35]-[.$B34])/([.$A35]-[.$A34]))" office:value-type="float" office:value="-25.4702675768654" calcext:value-type="float">
            <text:p>-25</text:p>
          </table:table-cell>
          <table:table-cell table:style-name="ce81" table:formula="of:=IF(ISBLANK([.A35]);&quot;&quot;;-([.$A35]-[.$A34])*24*60/([.$B35]-[.$B34]))" office:value-type="float" office:value="56.5365085252558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5T17:55:38.71516" calcext:value-type="date">
            <text:p>20241225T1755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36]);&quot;&quot;;([.$A36]-[.$A35])*24)" office:value-type="float" office:value="35.0159530055242" calcext:value-type="float">
            <text:p>35.0</text:p>
          </table:table-cell>
          <table:table-cell table:style-name="ce81" table:formula="of:=IF(ISBLANK([.$A36]);&quot;&quot;;([.$B36]-[.$B35])/([.$A36]-[.$A35]))" office:value-type="float" office:value="-27.4160751771785" calcext:value-type="float">
            <text:p>-27</text:p>
          </table:table-cell>
          <table:table-cell table:style-name="ce81" table:formula="of:=IF(ISBLANK([.A36]);&quot;&quot;;-([.$A36]-[.$A35])*24*60/([.$B36]-[.$B35]))" office:value-type="float" office:value="52.523929508286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6T07:43:05.85808" calcext:value-type="date">
            <text:p>20241226T0743</text:p>
          </table:table-cell>
          <table:table-cell table:style-name="ce78" office:value-type="float" office:value="2200" calcext:value-type="float">
            <text:p>2200</text:p>
          </table:table-cell>
          <table:table-cell table:style-name="ce79" table:formula="of:=IF(ISBLANK([.$A37]);&quot;&quot;;([.$A37]-[.$A36])*24)" office:value-type="float" office:value="13.7908730332272" calcext:value-type="float">
            <text:p>13.8</text:p>
          </table:table-cell>
          <table:table-cell table:style-name="ce81" table:formula="of:=IF(ISBLANK([.$A37]);&quot;&quot;;([.$B37]-[.$B36])/([.$A37]-[.$A36]))" office:value-type="float" office:value="-34.805628247284" calcext:value-type="float">
            <text:p>-35</text:p>
          </table:table-cell>
          <table:table-cell table:style-name="ce81" table:formula="of:=IF(ISBLANK([.A37]);&quot;&quot;;-([.$A37]-[.$A36])*24*60/([.$B37]-[.$B36]))" office:value-type="float" office:value="41.37261909968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6T19:58:52.52509" calcext:value-type="date">
            <text:p>20241226T1958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38]);&quot;&quot;;([.$A38]-[.$A37])*24)" office:value-type="float" office:value="12.262963058485" calcext:value-type="float">
            <text:p>12.3</text:p>
          </table:table-cell>
          <table:table-cell table:style-name="ce81" table:formula="of:=IF(ISBLANK([.$A38]);&quot;&quot;;([.$B38]-[.$B37])/([.$A38]-[.$A37]))" office:value-type="float" office:value="-39.1422527908439" calcext:value-type="float">
            <text:p>-39</text:p>
          </table:table-cell>
          <table:table-cell table:style-name="ce81" table:formula="of:=IF(ISBLANK([.A38]);&quot;&quot;;-([.$A38]-[.$A37])*24*60/([.$B38]-[.$B37]))" office:value-type="float" office:value="36.788889175455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7T11:45:19.73338" calcext:value-type="date">
            <text:p>20241227T1145</text:p>
          </table:table-cell>
          <table:table-cell table:style-name="ce78" office:value-type="float" office:value="2160" calcext:value-type="float">
            <text:p>2160</text:p>
          </table:table-cell>
          <table:table-cell table:style-name="ce79" table:formula="of:=IF(ISBLANK([.$A39]);&quot;&quot;;([.$A39]-[.$A38])*24)" office:value-type="float" office:value="15.7742245250844" calcext:value-type="float">
            <text:p>15.8</text:p>
          </table:table-cell>
          <table:table-cell table:style-name="ce81" table:formula="of:=IF(ISBLANK([.$A39]);&quot;&quot;;([.$B39]-[.$B38])/([.$A39]-[.$A38]))" office:value-type="float" office:value="-30.4293880968092" calcext:value-type="float">
            <text:p>-30</text:p>
          </table:table-cell>
          <table:table-cell table:style-name="ce81" table:formula="of:=IF(ISBLANK([.A39]);&quot;&quot;;-([.$A39]-[.$A38])*24*60/([.$B39]-[.$B38]))" office:value-type="float" office:value="47.3226735752533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8T04:52:25.33178" calcext:value-type="date">
            <text:p>20241228T0452</text:p>
          </table:table-cell>
          <table:table-cell table:style-name="ce78" office:value-type="float" office:value="2140" calcext:value-type="float">
            <text:p>2140</text:p>
          </table:table-cell>
          <table:table-cell table:style-name="ce79" table:formula="of:=IF(ISBLANK([.$A40]);&quot;&quot;;([.$A40]-[.$A39])*24)" office:value-type="float" office:value="17.1182217776658" calcext:value-type="float">
            <text:p>17.1</text:p>
          </table:table-cell>
          <table:table-cell table:style-name="ce81" table:formula="of:=IF(ISBLANK([.$A40]);&quot;&quot;;([.$B40]-[.$B39])/([.$A40]-[.$A39]))" office:value-type="float" office:value="-28.0402956705618" calcext:value-type="float">
            <text:p>-28</text:p>
          </table:table-cell>
          <table:table-cell table:style-name="ce81" table:formula="of:=IF(ISBLANK([.A40]);&quot;&quot;;-([.$A40]-[.$A39])*24*60/([.$B40]-[.$B39]))" office:value-type="float" office:value="51.354665332997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8T16:50:24.77456" calcext:value-type="date">
            <text:p>20241228T1650</text:p>
          </table:table-cell>
          <table:table-cell table:style-name="ce78" office:value-type="float" office:value="2120" calcext:value-type="float">
            <text:p>2120</text:p>
          </table:table-cell>
          <table:table-cell table:style-name="ce79" table:formula="of:=IF(ISBLANK([.$A41]);&quot;&quot;;([.$A41]-[.$A40])*24)" office:value-type="float" office:value="11.9665118831908" calcext:value-type="float">
            <text:p>12.0</text:p>
          </table:table-cell>
          <table:table-cell table:style-name="ce81" table:formula="of:=IF(ISBLANK([.$A41]);&quot;&quot;;([.$B41]-[.$B40])/([.$A41]-[.$A40]))" office:value-type="float" office:value="-40.1119394427919" calcext:value-type="float">
            <text:p>-40</text:p>
          </table:table-cell>
          <table:table-cell table:style-name="ce81" table:formula="of:=IF(ISBLANK([.A41]);&quot;&quot;;-([.$A41]-[.$A40])*24*60/([.$B41]-[.$B40]))" office:value-type="float" office:value="35.899535649572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9T10:32:37.36887" calcext:value-type="date">
            <text:p>20241229T1032</text:p>
          </table:table-cell>
          <table:table-cell table:style-name="ce78" office:value-type="float" office:value="2100" calcext:value-type="float">
            <text:p>2100</text:p>
          </table:table-cell>
          <table:table-cell table:style-name="ce79" table:formula="of:=IF(ISBLANK([.$A42]);&quot;&quot;;([.$A42]-[.$A41])*24)" office:value-type="float" office:value="17.7034984194322" calcext:value-type="float">
            <text:p>17.7</text:p>
          </table:table-cell>
          <table:table-cell table:style-name="ce81" table:formula="of:=IF(ISBLANK([.$A42]);&quot;&quot;;([.$B42]-[.$B41])/([.$A42]-[.$A41]))" office:value-type="float" office:value="-27.113285104888" calcext:value-type="float">
            <text:p>-27</text:p>
          </table:table-cell>
          <table:table-cell table:style-name="ce81" table:formula="of:=IF(ISBLANK([.A42]);&quot;&quot;;-([.$A42]-[.$A41])*24*60/([.$B42]-[.$B41]))" office:value-type="float" office:value="53.1104952582967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29T21:56:34.55024" calcext:value-type="date">
            <text:p>20241229T2156</text:p>
          </table:table-cell>
          <table:table-cell table:style-name="ce78" office:value-type="float" office:value="2080" calcext:value-type="float">
            <text:p>2080</text:p>
          </table:table-cell>
          <table:table-cell table:style-name="ce79" table:formula="of:=IF(ISBLANK([.$A43]);&quot;&quot;;([.$A43]-[.$A42])*24)" office:value-type="float" office:value="11.3992170474375" calcext:value-type="float">
            <text:p>11.4</text:p>
          </table:table-cell>
          <table:table-cell table:style-name="ce81" table:formula="of:=IF(ISBLANK([.$A43]);&quot;&quot;;([.$B43]-[.$B42])/([.$A43]-[.$A42]))" office:value-type="float" office:value="-42.108155148068" calcext:value-type="float">
            <text:p>-42</text:p>
          </table:table-cell>
          <table:table-cell table:style-name="ce81" table:formula="of:=IF(ISBLANK([.A43]);&quot;&quot;;-([.$A43]-[.$A42])*24*60/([.$B43]-[.$B42]))" office:value-type="float" office:value="34.1976511423125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30T12:47:21.0807" calcext:value-type="date">
            <text:p>20241230T1247</text:p>
          </table:table-cell>
          <table:table-cell table:style-name="ce78" office:value-type="float" office:value="2060" calcext:value-type="float">
            <text:p>2060</text:p>
          </table:table-cell>
          <table:table-cell table:style-name="ce79" table:formula="of:=IF(ISBLANK([.$A44]);&quot;&quot;;([.$A44]-[.$A43])*24)" office:value-type="float" office:value="14.8462584609514" calcext:value-type="float">
            <text:p>14.8</text:p>
          </table:table-cell>
          <table:table-cell table:style-name="ce81" table:formula="of:=IF(ISBLANK([.$A44]);&quot;&quot;;([.$B44]-[.$B43])/([.$A44]-[.$A43]))" office:value-type="float" office:value="-32.3313783915655" calcext:value-type="float">
            <text:p>-32</text:p>
          </table:table-cell>
          <table:table-cell table:style-name="ce81" table:formula="of:=IF(ISBLANK([.A44]);&quot;&quot;;-([.$A44]-[.$A43])*24*60/([.$B44]-[.$B43]))" office:value-type="float" office:value="44.538775382854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31T03:14:13.08885" calcext:value-type="date">
            <text:p>20241231T0314</text:p>
          </table:table-cell>
          <table:table-cell table:style-name="ce78" office:value-type="float" office:value="2040" calcext:value-type="float">
            <text:p>2040</text:p>
          </table:table-cell>
          <table:table-cell table:style-name="ce79" table:formula="of:=IF(ISBLANK([.$A45]);&quot;&quot;;([.$A45]-[.$A44])*24)" office:value-type="float" office:value="14.4477800417225" calcext:value-type="float">
            <text:p>14.4</text:p>
          </table:table-cell>
          <table:table-cell table:style-name="ce81" table:formula="of:=IF(ISBLANK([.$A45]);&quot;&quot;;([.$B45]-[.$B44])/([.$A45]-[.$A44]))" office:value-type="float" office:value="-33.223097154985" calcext:value-type="float">
            <text:p>-33</text:p>
          </table:table-cell>
          <table:table-cell table:style-name="ce81" table:formula="of:=IF(ISBLANK([.A45]);&quot;&quot;;-([.$A45]-[.$A44])*24*60/([.$B45]-[.$B44]))" office:value-type="float" office:value="43.3433401251675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31T17:06:04.65251" calcext:value-type="date">
            <text:p>20241231T1706</text:p>
          </table:table-cell>
          <table:table-cell table:style-name="ce78" office:value-type="float" office:value="2020" calcext:value-type="float">
            <text:p>2020</text:p>
          </table:table-cell>
          <table:table-cell table:style-name="ce79" table:formula="of:=IF(ISBLANK([.$A46]);&quot;&quot;;([.$A46]-[.$A45])*24)" office:value-type="float" office:value="13.8643232389583" calcext:value-type="float">
            <text:p>13.9</text:p>
          </table:table-cell>
          <table:table-cell table:style-name="ce81" table:formula="of:=IF(ISBLANK([.$A46]);&quot;&quot;;([.$B46]-[.$B45])/([.$A46]-[.$A45]))" office:value-type="float" office:value="-34.6212355069171" calcext:value-type="float">
            <text:p>-35</text:p>
          </table:table-cell>
          <table:table-cell table:style-name="ce81" table:formula="of:=IF(ISBLANK([.A46]);&quot;&quot;;-([.$A46]-[.$A45])*24*60/([.$B46]-[.$B45]))" office:value-type="float" office:value="41.592969716875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12-31T17:45:37.08276" calcext:value-type="date">
            <text:p>20241231T1745</text:p>
          </table:table-cell>
          <table:table-cell table:style-name="ce78" office:value-type="float" office:value="2019" calcext:value-type="float">
            <text:p>2019</text:p>
          </table:table-cell>
          <table:table-cell table:style-name="ce79" table:formula="of:=IF(ISBLANK([.$A47]);&quot;&quot;;([.$A47]-[.$A46])*24)" office:value-type="float" office:value="0.659008402784722" calcext:value-type="float">
            <text:p>0.7</text:p>
          </table:table-cell>
          <table:table-cell table:style-name="ce81" table:formula="of:=IF(ISBLANK([.$A47]);&quot;&quot;;([.$B47]-[.$B46])/([.$A47]-[.$A46]))" office:value-type="float" office:value="-36.4183520249287" calcext:value-type="float">
            <text:p>-36</text:p>
          </table:table-cell>
          <table:table-cell table:style-name="ce81" table:formula="of:=IF(ISBLANK([.A47]);&quot;&quot;;-([.$A47]-[.$A46])*24*60/([.$B47]-[.$B46]))" office:value-type="float" office:value="39.5405041670833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1T10:53:14.29131" calcext:value-type="date">
            <text:p>20250101T1053</text:p>
          </table:table-cell>
          <table:table-cell table:style-name="ce78" office:value-type="float" office:value="2000" calcext:value-type="float">
            <text:p>2000</text:p>
          </table:table-cell>
          <table:table-cell table:style-name="ce79" table:formula="of:=IF(ISBLANK([.$A48]);&quot;&quot;;([.$A48]-[.$A47])*24)" office:value-type="float" office:value="17.1270023749675" calcext:value-type="float">
            <text:p>17.1</text:p>
          </table:table-cell>
          <table:table-cell table:style-name="ce81" table:formula="of:=IF(ISBLANK([.$A48]);&quot;&quot;;([.$B48]-[.$B47])/([.$A48]-[.$A47]))" office:value-type="float" office:value="-26.6246240887127" calcext:value-type="float">
            <text:p>-27</text:p>
          </table:table-cell>
          <table:table-cell table:style-name="ce81" table:formula="of:=IF(ISBLANK([.A48]);&quot;&quot;;-([.$A48]-[.$A47])*24*60/([.$B48]-[.$B47]))" office:value-type="float" office:value="54.0852706577921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1T20:11:48.65616" calcext:value-type="date">
            <text:p>20250101T2011</text:p>
          </table:table-cell>
          <table:table-cell table:style-name="ce78" office:value-type="float" office:value="1980" calcext:value-type="float">
            <text:p>1980</text:p>
          </table:table-cell>
          <table:table-cell table:style-name="ce79" table:formula="of:=IF(ISBLANK([.$A49]);&quot;&quot;;([.$A49]-[.$A48])*24)" office:value-type="float" office:value="9.30954579095111" calcext:value-type="float">
            <text:p>9.3</text:p>
          </table:table-cell>
          <table:table-cell table:style-name="ce81" table:formula="of:=IF(ISBLANK([.$A49]);&quot;&quot;;([.$B49]-[.$B48])/([.$A49]-[.$A48]))" office:value-type="float" office:value="-51.5599805595844" calcext:value-type="float">
            <text:p>-52</text:p>
          </table:table-cell>
          <table:table-cell table:style-name="ce81" table:formula="of:=IF(ISBLANK([.A49]);&quot;&quot;;-([.$A49]-[.$A48])*24*60/([.$B49]-[.$B48]))" office:value-type="float" office:value="27.9286373728533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3T02:56:51.58804" calcext:value-type="date">
            <text:p>20250103T0256</text:p>
          </table:table-cell>
          <table:table-cell table:style-name="ce78" office:value-type="float" office:value="1940" calcext:value-type="float">
            <text:p>1940</text:p>
          </table:table-cell>
          <table:table-cell table:style-name="ce79" table:formula="of:=IF(ISBLANK([.$A50]);&quot;&quot;;([.$A50]-[.$A49])*24)" office:value-type="float" office:value="30.7508144105083" calcext:value-type="float">
            <text:p>30.8</text:p>
          </table:table-cell>
          <table:table-cell table:style-name="ce81" table:formula="of:=IF(ISBLANK([.$A50]);&quot;&quot;;([.$B50]-[.$B49])/([.$A50]-[.$A49]))" office:value-type="float" office:value="-31.218685371531" calcext:value-type="float">
            <text:p>-31</text:p>
          </table:table-cell>
          <table:table-cell table:style-name="ce81" table:formula="of:=IF(ISBLANK([.A50]);&quot;&quot;;-([.$A50]-[.$A49])*24*60/([.$B50]-[.$B49]))" office:value-type="float" office:value="46.126221615762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4T09:02:54.01153" calcext:value-type="date">
            <text:p>20250104T0902</text:p>
          </table:table-cell>
          <table:table-cell table:style-name="ce78" office:value-type="float" office:value="1900" calcext:value-type="float">
            <text:p>1900</text:p>
          </table:table-cell>
          <table:table-cell table:style-name="ce79" table:formula="of:=IF(ISBLANK([.$A51]);&quot;&quot;;([.$A51]-[.$A50])*24)" office:value-type="float" office:value="30.1006731913075" calcext:value-type="float">
            <text:p>30.1</text:p>
          </table:table-cell>
          <table:table-cell table:style-name="ce81" table:formula="of:=IF(ISBLANK([.$A51]);&quot;&quot;;([.$B51]-[.$B50])/([.$A51]-[.$A50]))" office:value-type="float" office:value="-31.8929744161745" calcext:value-type="float">
            <text:p>-32</text:p>
          </table:table-cell>
          <table:table-cell table:style-name="ce81" table:formula="of:=IF(ISBLANK([.A51]);&quot;&quot;;-([.$A51]-[.$A50])*24*60/([.$B51]-[.$B50]))" office:value-type="float" office:value="45.151009786961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4T22:14:48.55211" calcext:value-type="date">
            <text:p>20250104T2214</text:p>
          </table:table-cell>
          <table:table-cell table:style-name="ce78" office:value-type="float" office:value="1880" calcext:value-type="float">
            <text:p>1880</text:p>
          </table:table-cell>
          <table:table-cell table:style-name="ce79" table:formula="of:=IF(ISBLANK([.$A52]);&quot;&quot;;([.$A52]-[.$A51])*24)" office:value-type="float" office:value="13.1984834941103" calcext:value-type="float">
            <text:p>13.2</text:p>
          </table:table-cell>
          <table:table-cell table:style-name="ce81" table:formula="of:=IF(ISBLANK([.$A52]);&quot;&quot;;([.$B52]-[.$B51])/([.$A52]-[.$A51]))" office:value-type="float" office:value="-36.3678145458299" calcext:value-type="float">
            <text:p>-36</text:p>
          </table:table-cell>
          <table:table-cell table:style-name="ce81" table:formula="of:=IF(ISBLANK([.A52]);&quot;&quot;;-([.$A52]-[.$A51])*24*60/([.$B52]-[.$B51]))" office:value-type="float" office:value="39.5954504823308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5T13:47:09.29269" calcext:value-type="date">
            <text:p>20250105T1347</text:p>
          </table:table-cell>
          <table:table-cell table:style-name="ce78" office:value-type="float" office:value="1860" calcext:value-type="float">
            <text:p>1860</text:p>
          </table:table-cell>
          <table:table-cell table:style-name="ce79" table:formula="of:=IF(ISBLANK([.$A53]);&quot;&quot;;([.$A53]-[.$A52])*24)" office:value-type="float" office:value="15.5390946067053" calcext:value-type="float">
            <text:p>15.5</text:p>
          </table:table-cell>
          <table:table-cell table:style-name="ce81" table:formula="of:=IF(ISBLANK([.$A53]);&quot;&quot;;([.$B53]-[.$B52])/([.$A53]-[.$A52]))" office:value-type="float" office:value="-30.8898305949482" calcext:value-type="float">
            <text:p>-31</text:p>
          </table:table-cell>
          <table:table-cell table:style-name="ce81" table:formula="of:=IF(ISBLANK([.A53]);&quot;&quot;;-([.$A53]-[.$A52])*24*60/([.$B53]-[.$B52]))" office:value-type="float" office:value="46.6172838201158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6T02:37:59.14316" calcext:value-type="date">
            <text:p>20250106T0237</text:p>
          </table:table-cell>
          <table:table-cell table:style-name="ce78" office:value-type="float" office:value="1840" calcext:value-type="float">
            <text:p>1840</text:p>
          </table:table-cell>
          <table:table-cell table:style-name="ce79" table:formula="of:=IF(ISBLANK([.$A54]);&quot;&quot;;([.$A54]-[.$A53])*24)" office:value-type="float" office:value="12.8471806874731" calcext:value-type="float">
            <text:p>12.8</text:p>
          </table:table-cell>
          <table:table-cell table:style-name="ce81" table:formula="of:=IF(ISBLANK([.$A54]);&quot;&quot;;([.$B54]-[.$B53])/([.$A54]-[.$A53]))" office:value-type="float" office:value="-37.3622829534915" calcext:value-type="float">
            <text:p>-37</text:p>
          </table:table-cell>
          <table:table-cell table:style-name="ce81" table:formula="of:=IF(ISBLANK([.A54]);&quot;&quot;;-([.$A54]-[.$A53])*24*60/([.$B54]-[.$B53]))" office:value-type="float" office:value="38.5415420624192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6T15:38:36.00711" calcext:value-type="date">
            <text:p>20250106T1538</text:p>
          </table:table-cell>
          <table:table-cell table:style-name="ce78" office:value-type="float" office:value="1820" calcext:value-type="float">
            <text:p>1820</text:p>
          </table:table-cell>
          <table:table-cell table:style-name="ce79" table:formula="of:=IF(ISBLANK([.$A55]);&quot;&quot;;([.$A55]-[.$A54])*24)" office:value-type="float" office:value="13.0102399852475" calcext:value-type="float">
            <text:p>13.0</text:p>
          </table:table-cell>
          <table:table-cell table:style-name="ce81" table:formula="of:=IF(ISBLANK([.$A55]);&quot;&quot;;([.$B55]-[.$B54])/([.$A55]-[.$A54]))" office:value-type="float" office:value="-36.8940158324734" calcext:value-type="float">
            <text:p>-37</text:p>
          </table:table-cell>
          <table:table-cell table:style-name="ce81" table:formula="of:=IF(ISBLANK([.A55]);&quot;&quot;;-([.$A55]-[.$A54])*24*60/([.$B55]-[.$B54]))" office:value-type="float" office:value="39.0307199557425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7T03:44:06.66195" calcext:value-type="date">
            <text:p>20250107T0344</text:p>
          </table:table-cell>
          <table:table-cell table:style-name="ce78" office:value-type="float" office:value="1800" calcext:value-type="float">
            <text:p>1800</text:p>
          </table:table-cell>
          <table:table-cell table:style-name="ce79" table:formula="of:=IF(ISBLANK([.$A56]);&quot;&quot;;([.$A56]-[.$A55])*24)" office:value-type="float" office:value="12.0918485661386" calcext:value-type="float">
            <text:p>12.1</text:p>
          </table:table-cell>
          <table:table-cell table:style-name="ce81" table:formula="of:=IF(ISBLANK([.$A56]);&quot;&quot;;([.$B56]-[.$B55])/([.$A56]-[.$A55]))" office:value-type="float" office:value="-39.69616369032" calcext:value-type="float">
            <text:p>-40</text:p>
          </table:table-cell>
          <table:table-cell table:style-name="ce81" table:formula="of:=IF(ISBLANK([.A56]);&quot;&quot;;-([.$A56]-[.$A55])*24*60/([.$B56]-[.$B55]))" office:value-type="float" office:value="36.27554569841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7T19:39:35.26634" calcext:value-type="date">
            <text:p>20250107T1939</text:p>
          </table:table-cell>
          <table:table-cell table:style-name="ce78" office:value-type="float" office:value="1780" calcext:value-type="float">
            <text:p>1780</text:p>
          </table:table-cell>
          <table:table-cell table:style-name="ce79" table:formula="of:=IF(ISBLANK([.$A57]);&quot;&quot;;([.$A57]-[.$A56])*24)" office:value-type="float" office:value="15.9246123302144" calcext:value-type="float">
            <text:p>15.9</text:p>
          </table:table-cell>
          <table:table-cell table:style-name="ce81" table:formula="of:=IF(ISBLANK([.$A57]);&quot;&quot;;([.$B57]-[.$B56])/([.$A57]-[.$A56]))" office:value-type="float" office:value="-30.1420210455783" calcext:value-type="float">
            <text:p>-30</text:p>
          </table:table-cell>
          <table:table-cell table:style-name="ce81" table:formula="of:=IF(ISBLANK([.A57]);&quot;&quot;;-([.$A57]-[.$A56])*24*60/([.$B57]-[.$B56]))" office:value-type="float" office:value="47.7738369906433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8T09:33:45.74685" calcext:value-type="date">
            <text:p>20250108T0933</text:p>
          </table:table-cell>
          <table:table-cell table:style-name="ce78" office:value-type="float" office:value="1760" calcext:value-type="float">
            <text:p>1760</text:p>
          </table:table-cell>
          <table:table-cell table:style-name="ce79" table:formula="of:=IF(ISBLANK([.$A58]);&quot;&quot;;([.$A58]-[.$A57])*24)" office:value-type="float" office:value="13.9029112529822" calcext:value-type="float">
            <text:p>13.9</text:p>
          </table:table-cell>
          <table:table-cell table:style-name="ce81" table:formula="of:=IF(ISBLANK([.$A58]);&quot;&quot;;([.$B58]-[.$B57])/([.$A58]-[.$A57]))" office:value-type="float" office:value="-34.525143062899" calcext:value-type="float">
            <text:p>-35</text:p>
          </table:table-cell>
          <table:table-cell table:style-name="ce81" table:formula="of:=IF(ISBLANK([.A58]);&quot;&quot;;-([.$A58]-[.$A57])*24*60/([.$B58]-[.$B57]))" office:value-type="float" office:value="41.70873375894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8T21:49:41.19826" calcext:value-type="date">
            <text:p>20250108T2149</text:p>
          </table:table-cell>
          <table:table-cell table:style-name="ce78" office:value-type="float" office:value="1740" calcext:value-type="float">
            <text:p>1740</text:p>
          </table:table-cell>
          <table:table-cell table:style-name="ce79" table:formula="of:=IF(ISBLANK([.$A59]);&quot;&quot;;([.$A59]-[.$A58])*24)" office:value-type="float" office:value="12.2654031694981" calcext:value-type="float">
            <text:p>12.3</text:p>
          </table:table-cell>
          <table:table-cell table:style-name="ce81" table:formula="of:=IF(ISBLANK([.$A59]);&quot;&quot;;([.$B59]-[.$B58])/([.$A59]-[.$A58]))" office:value-type="float" office:value="-39.1344657298895" calcext:value-type="float">
            <text:p>-39</text:p>
          </table:table-cell>
          <table:table-cell table:style-name="ce81" table:formula="of:=IF(ISBLANK([.A59]);&quot;&quot;;-([.$A59]-[.$A58])*24*60/([.$B59]-[.$B58]))" office:value-type="float" office:value="36.79620950849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09T13:48:49.83697" calcext:value-type="date">
            <text:p>20250109T1348</text:p>
          </table:table-cell>
          <table:table-cell table:style-name="ce78" office:value-type="float" office:value="1720" calcext:value-type="float">
            <text:p>1720</text:p>
          </table:table-cell>
          <table:table-cell table:style-name="ce79" table:formula="of:=IF(ISBLANK([.$A60]);&quot;&quot;;([.$A60]-[.$A59])*24)" office:value-type="float" office:value="15.9857329743097" calcext:value-type="float">
            <text:p>16.0</text:p>
          </table:table-cell>
          <table:table-cell table:style-name="ce81" table:formula="of:=IF(ISBLANK([.$A60]);&quot;&quot;;([.$B60]-[.$B59])/([.$A60]-[.$A59]))" office:value-type="float" office:value="-30.0267745477418" calcext:value-type="float">
            <text:p>-30</text:p>
          </table:table-cell>
          <table:table-cell table:style-name="ce81" table:formula="of:=IF(ISBLANK([.A60]);&quot;&quot;;-([.$A60]-[.$A59])*24*60/([.$B60]-[.$B59]))" office:value-type="float" office:value="47.957198922929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10T00:06:03.08871" calcext:value-type="date">
            <text:p>20250110T0006</text:p>
          </table:table-cell>
          <table:table-cell table:style-name="ce78" office:value-type="float" office:value="1700" calcext:value-type="float">
            <text:p>1700</text:p>
          </table:table-cell>
          <table:table-cell table:style-name="ce79" table:formula="of:=IF(ISBLANK([.$A61]);&quot;&quot;;([.$A61]-[.$A60])*24)" office:value-type="float" office:value="10.2870143714825" calcext:value-type="float">
            <text:p>10.3</text:p>
          </table:table-cell>
          <table:table-cell table:style-name="ce81" table:formula="of:=IF(ISBLANK([.$A61]);&quot;&quot;;([.$B61]-[.$B60])/([.$A61]-[.$A60]))" office:value-type="float" office:value="-46.6607688748495" calcext:value-type="float">
            <text:p>-47</text:p>
          </table:table-cell>
          <table:table-cell table:style-name="ce81" table:formula="of:=IF(ISBLANK([.A61]);&quot;&quot;;-([.$A61]-[.$A60])*24*60/([.$B61]-[.$B60]))" office:value-type="float" office:value="30.8610431144475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10T16:46:34.85617" calcext:value-type="date">
            <text:p>20250110T1646</text:p>
          </table:table-cell>
          <table:table-cell table:style-name="ce78" office:value-type="float" office:value="1680" calcext:value-type="float">
            <text:p>1680</text:p>
          </table:table-cell>
          <table:table-cell table:style-name="ce79" table:formula="of:=IF(ISBLANK([.$A62]);&quot;&quot;;([.$A62]-[.$A61])*24)" office:value-type="float" office:value="16.6754909612936" calcext:value-type="float">
            <text:p>16.7</text:p>
          </table:table-cell>
          <table:table-cell table:style-name="ce81" table:formula="of:=IF(ISBLANK([.$A62]);&quot;&quot;;([.$B62]-[.$B61])/([.$A62]-[.$A61]))" office:value-type="float" office:value="-28.7847596879848" calcext:value-type="float">
            <text:p>-29</text:p>
          </table:table-cell>
          <table:table-cell table:style-name="ce81" table:formula="of:=IF(ISBLANK([.A62]);&quot;&quot;;-([.$A62]-[.$A61])*24*60/([.$B62]-[.$B61]))" office:value-type="float" office:value="50.0264728838808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01-13T00:16:29.62551" calcext:value-type="date">
            <text:p>20250113T0016</text:p>
          </table:table-cell>
          <table:table-cell table:style-name="ce78" office:value-type="float" office:value="1600" calcext:value-type="float">
            <text:p>1600</text:p>
          </table:table-cell>
          <table:table-cell table:style-name="ce79" table:formula="of:=IF(ISBLANK([.$A63]);&quot;&quot;;([.$A63]-[.$A62])*24)" office:value-type="float" office:value="55.498547037947" calcext:value-type="float">
            <text:p>55.5</text:p>
          </table:table-cell>
          <table:table-cell table:style-name="ce81" table:formula="of:=IF(ISBLANK([.$A63]);&quot;&quot;;([.$B63]-[.$B62])/([.$A63]-[.$A62]))" office:value-type="float" office:value="-34.5955002873716" calcext:value-type="float">
            <text:p>-35</text:p>
          </table:table-cell>
          <table:table-cell table:style-name="ce81" table:formula="of:=IF(ISBLANK([.A63]);&quot;&quot;;-([.$A63]-[.$A62])*24*60/([.$B63]-[.$B62]))" office:value-type="float" office:value="41.623910278460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4]);&quot;&quot;;([.$A64]-[.$A63])*24)">
            <text:p/>
          </table:table-cell>
          <table:table-cell table:style-name="ce81" table:formula="of:=IF(ISBLANK([.$A64]);&quot;&quot;;([.$B64]-[.$B63])/([.$A64]-[.$A63]))">
            <text:p/>
          </table:table-cell>
          <table:table-cell table:style-name="ce81" table:formula="of:=IF(ISBLANK([.A64]);&quot;&quot;;-([.$A64]-[.$A63])*24*60/([.$B64]-[.$B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5]);&quot;&quot;;([.$A65]-[.$A64])*24)">
            <text:p/>
          </table:table-cell>
          <table:table-cell table:style-name="ce81" table:formula="of:=IF(ISBLANK([.$A65]);&quot;&quot;;([.$B65]-[.$B64])/([.$A65]-[.$A64]))">
            <text:p/>
          </table:table-cell>
          <table:table-cell table:style-name="ce81" table:formula="of:=IF(ISBLANK([.A65]);&quot;&quot;;-([.$A65]-[.$A64])*24*60/([.$B65]-[.$B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6]);&quot;&quot;;([.$A66]-[.$A65])*24)">
            <text:p/>
          </table:table-cell>
          <table:table-cell table:style-name="ce81" table:formula="of:=IF(ISBLANK([.$A66]);&quot;&quot;;([.$B66]-[.$B65])/([.$A66]-[.$A65]))">
            <text:p/>
          </table:table-cell>
          <table:table-cell table:style-name="ce81" table:formula="of:=IF(ISBLANK([.A66]);&quot;&quot;;-([.$A66]-[.$A65])*24*60/([.$B66]-[.$B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7]);&quot;&quot;;([.$A67]-[.$A66])*24)">
            <text:p/>
          </table:table-cell>
          <table:table-cell table:style-name="ce81" table:formula="of:=IF(ISBLANK([.$A67]);&quot;&quot;;([.$B67]-[.$B66])/([.$A67]-[.$A66]))">
            <text:p/>
          </table:table-cell>
          <table:table-cell table:style-name="ce81" table:formula="of:=IF(ISBLANK([.A67]);&quot;&quot;;-([.$A67]-[.$A66])*24*60/([.$B67]-[.$B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8]);&quot;&quot;;([.$A68]-[.$A67])*24)">
            <text:p/>
          </table:table-cell>
          <table:table-cell table:style-name="ce81" table:formula="of:=IF(ISBLANK([.$A68]);&quot;&quot;;([.$B68]-[.$B67])/([.$A68]-[.$A67]))">
            <text:p/>
          </table:table-cell>
          <table:table-cell table:style-name="ce81" table:formula="of:=IF(ISBLANK([.A68]);&quot;&quot;;-([.$A68]-[.$A67])*24*60/([.$B68]-[.$B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69]);&quot;&quot;;([.$A69]-[.$A68])*24)">
            <text:p/>
          </table:table-cell>
          <table:table-cell table:style-name="ce81" table:formula="of:=IF(ISBLANK([.$A69]);&quot;&quot;;([.$B69]-[.$B68])/([.$A69]-[.$A68]))">
            <text:p/>
          </table:table-cell>
          <table:table-cell table:style-name="ce81" table:formula="of:=IF(ISBLANK([.A69]);&quot;&quot;;-([.$A69]-[.$A68])*24*60/([.$B69]-[.$B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0]);&quot;&quot;;([.$A70]-[.$A69])*24)">
            <text:p/>
          </table:table-cell>
          <table:table-cell table:style-name="ce81" table:formula="of:=IF(ISBLANK([.$A70]);&quot;&quot;;([.$B70]-[.$B69])/([.$A70]-[.$A69]))">
            <text:p/>
          </table:table-cell>
          <table:table-cell table:style-name="ce81" table:formula="of:=IF(ISBLANK([.A70]);&quot;&quot;;-([.$A70]-[.$A69])*24*60/([.$B70]-[.$B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1]);&quot;&quot;;([.$A71]-[.$A70])*24)">
            <text:p/>
          </table:table-cell>
          <table:table-cell table:style-name="ce81" table:formula="of:=IF(ISBLANK([.$A71]);&quot;&quot;;([.$B71]-[.$B70])/([.$A71]-[.$A70]))">
            <text:p/>
          </table:table-cell>
          <table:table-cell table:style-name="ce81" table:formula="of:=IF(ISBLANK([.A71]);&quot;&quot;;-([.$A71]-[.$A70])*24*60/([.$B71]-[.$B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2]);&quot;&quot;;([.$A72]-[.$A71])*24)">
            <text:p/>
          </table:table-cell>
          <table:table-cell table:style-name="ce81" table:formula="of:=IF(ISBLANK([.$A72]);&quot;&quot;;([.$B72]-[.$B71])/([.$A72]-[.$A71]))">
            <text:p/>
          </table:table-cell>
          <table:table-cell table:style-name="ce81" table:formula="of:=IF(ISBLANK([.A72]);&quot;&quot;;-([.$A72]-[.$A71])*24*60/([.$B72]-[.$B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3]);&quot;&quot;;([.$A73]-[.$A72])*24)">
            <text:p/>
          </table:table-cell>
          <table:table-cell table:style-name="ce81" table:formula="of:=IF(ISBLANK([.$A73]);&quot;&quot;;([.$B73]-[.$B72])/([.$A73]-[.$A72]))">
            <text:p/>
          </table:table-cell>
          <table:table-cell table:style-name="ce81" table:formula="of:=IF(ISBLANK([.A73]);&quot;&quot;;-([.$A73]-[.$A72])*24*60/([.$B73]-[.$B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4]);&quot;&quot;;([.$A74]-[.$A73])*24)">
            <text:p/>
          </table:table-cell>
          <table:table-cell table:style-name="ce81" table:formula="of:=IF(ISBLANK([.$A74]);&quot;&quot;;([.$B74]-[.$B73])/([.$A74]-[.$A73]))">
            <text:p/>
          </table:table-cell>
          <table:table-cell table:style-name="ce81" table:formula="of:=IF(ISBLANK([.A74]);&quot;&quot;;-([.$A74]-[.$A73])*24*60/([.$B74]-[.$B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5]);&quot;&quot;;([.$A75]-[.$A74])*24)">
            <text:p/>
          </table:table-cell>
          <table:table-cell table:style-name="ce81" table:formula="of:=IF(ISBLANK([.$A75]);&quot;&quot;;([.$B75]-[.$B74])/([.$A75]-[.$A74]))">
            <text:p/>
          </table:table-cell>
          <table:table-cell table:style-name="ce81" table:formula="of:=IF(ISBLANK([.A75]);&quot;&quot;;-([.$A75]-[.$A74])*24*60/([.$B75]-[.$B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6]);&quot;&quot;;([.$A76]-[.$A75])*24)">
            <text:p/>
          </table:table-cell>
          <table:table-cell table:style-name="ce81" table:formula="of:=IF(ISBLANK([.$A76]);&quot;&quot;;([.$B76]-[.$B75])/([.$A76]-[.$A75]))">
            <text:p/>
          </table:table-cell>
          <table:table-cell table:style-name="ce81" table:formula="of:=IF(ISBLANK([.A76]);&quot;&quot;;-([.$A76]-[.$A75])*24*60/([.$B76]-[.$B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7]);&quot;&quot;;([.$A77]-[.$A76])*24)">
            <text:p/>
          </table:table-cell>
          <table:table-cell table:style-name="ce81" table:formula="of:=IF(ISBLANK([.$A77]);&quot;&quot;;([.$B77]-[.$B76])/([.$A77]-[.$A76]))">
            <text:p/>
          </table:table-cell>
          <table:table-cell table:style-name="ce81" table:formula="of:=IF(ISBLANK([.A77]);&quot;&quot;;-([.$A77]-[.$A76])*24*60/([.$B77]-[.$B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8]);&quot;&quot;;([.$A78]-[.$A77])*24)">
            <text:p/>
          </table:table-cell>
          <table:table-cell table:style-name="ce81" table:formula="of:=IF(ISBLANK([.$A78]);&quot;&quot;;([.$B78]-[.$B77])/([.$A78]-[.$A77]))">
            <text:p/>
          </table:table-cell>
          <table:table-cell table:style-name="ce81" table:formula="of:=IF(ISBLANK([.A78]);&quot;&quot;;-([.$A78]-[.$A77])*24*60/([.$B78]-[.$B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9]);&quot;&quot;;([.$A79]-[.$A78])*24)">
            <text:p/>
          </table:table-cell>
          <table:table-cell table:style-name="ce81" table:formula="of:=IF(ISBLANK([.$A79]);&quot;&quot;;([.$B79]-[.$B78])/([.$A79]-[.$A78]))">
            <text:p/>
          </table:table-cell>
          <table:table-cell table:style-name="ce81" table:formula="of:=IF(ISBLANK([.A79]);&quot;&quot;;-([.$A79]-[.$A78])*24*60/([.$B79]-[.$B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0]);&quot;&quot;;([.$A80]-[.$A79])*24)">
            <text:p/>
          </table:table-cell>
          <table:table-cell table:style-name="ce81" table:formula="of:=IF(ISBLANK([.$A80]);&quot;&quot;;([.$B80]-[.$B79])/([.$A80]-[.$A79]))">
            <text:p/>
          </table:table-cell>
          <table:table-cell table:style-name="ce81" table:formula="of:=IF(ISBLANK([.A80]);&quot;&quot;;-([.$A80]-[.$A79])*24*60/([.$B80]-[.$B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1]);&quot;&quot;;([.$A81]-[.$A80])*24)">
            <text:p/>
          </table:table-cell>
          <table:table-cell table:style-name="ce81" table:formula="of:=IF(ISBLANK([.$A81]);&quot;&quot;;([.$B81]-[.$B80])/([.$A81]-[.$A80]))">
            <text:p/>
          </table:table-cell>
          <table:table-cell table:style-name="ce81" table:formula="of:=IF(ISBLANK([.A81]);&quot;&quot;;-([.$A81]-[.$A80])*24*60/([.$B81]-[.$B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2]);&quot;&quot;;([.$A82]-[.$A81])*24)">
            <text:p/>
          </table:table-cell>
          <table:table-cell table:style-name="ce81" table:formula="of:=IF(ISBLANK([.$A82]);&quot;&quot;;([.$B82]-[.$B81])/([.$A82]-[.$A81]))">
            <text:p/>
          </table:table-cell>
          <table:table-cell table:style-name="ce81" table:formula="of:=IF(ISBLANK([.A82]);&quot;&quot;;-([.$A82]-[.$A81])*24*60/([.$B82]-[.$B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3]);&quot;&quot;;([.$A83]-[.$A82])*24)">
            <text:p/>
          </table:table-cell>
          <table:table-cell table:style-name="ce81" table:formula="of:=IF(ISBLANK([.$A83]);&quot;&quot;;([.$B83]-[.$B82])/([.$A83]-[.$A82]))">
            <text:p/>
          </table:table-cell>
          <table:table-cell table:style-name="ce81" table:formula="of:=IF(ISBLANK([.A83]);&quot;&quot;;-([.$A83]-[.$A82])*24*60/([.$B83]-[.$B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4]);&quot;&quot;;([.$A84]-[.$A83])*24)">
            <text:p/>
          </table:table-cell>
          <table:table-cell table:style-name="ce81" table:formula="of:=IF(ISBLANK([.$A84]);&quot;&quot;;([.$B84]-[.$B83])/([.$A84]-[.$A83]))">
            <text:p/>
          </table:table-cell>
          <table:table-cell table:style-name="ce81" table:formula="of:=IF(ISBLANK([.A84]);&quot;&quot;;-([.$A84]-[.$A83])*24*60/([.$B84]-[.$B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5]);&quot;&quot;;([.$A85]-[.$A84])*24)">
            <text:p/>
          </table:table-cell>
          <table:table-cell table:style-name="ce81" table:formula="of:=IF(ISBLANK([.$A85]);&quot;&quot;;([.$B85]-[.$B84])/([.$A85]-[.$A84]))">
            <text:p/>
          </table:table-cell>
          <table:table-cell table:style-name="ce81" table:formula="of:=IF(ISBLANK([.A85]);&quot;&quot;;-([.$A85]-[.$A84])*24*60/([.$B85]-[.$B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6]);&quot;&quot;;([.$A86]-[.$A85])*24)">
            <text:p/>
          </table:table-cell>
          <table:table-cell table:style-name="ce81" table:formula="of:=IF(ISBLANK([.$A86]);&quot;&quot;;([.$B86]-[.$B85])/([.$A86]-[.$A85]))">
            <text:p/>
          </table:table-cell>
          <table:table-cell table:style-name="ce81" table:formula="of:=IF(ISBLANK([.A86]);&quot;&quot;;-([.$A86]-[.$A85])*24*60/([.$B86]-[.$B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7]);&quot;&quot;;([.$A87]-[.$A86])*24)">
            <text:p/>
          </table:table-cell>
          <table:table-cell table:style-name="ce81" table:formula="of:=IF(ISBLANK([.$A87]);&quot;&quot;;([.$B87]-[.$B86])/([.$A87]-[.$A86]))">
            <text:p/>
          </table:table-cell>
          <table:table-cell table:style-name="ce81" table:formula="of:=IF(ISBLANK([.A87]);&quot;&quot;;-([.$A87]-[.$A86])*24*60/([.$B87]-[.$B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8]);&quot;&quot;;([.$A88]-[.$A87])*24)">
            <text:p/>
          </table:table-cell>
          <table:table-cell table:style-name="ce81" table:formula="of:=IF(ISBLANK([.$A88]);&quot;&quot;;([.$B88]-[.$B87])/([.$A88]-[.$A87]))">
            <text:p/>
          </table:table-cell>
          <table:table-cell table:style-name="ce81" table:formula="of:=IF(ISBLANK([.A88]);&quot;&quot;;-([.$A88]-[.$A87])*24*60/([.$B88]-[.$B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9]);&quot;&quot;;([.$A89]-[.$A88])*24)">
            <text:p/>
          </table:table-cell>
          <table:table-cell table:style-name="ce81" table:formula="of:=IF(ISBLANK([.$A89]);&quot;&quot;;([.$B89]-[.$B88])/([.$A89]-[.$A88]))">
            <text:p/>
          </table:table-cell>
          <table:table-cell table:style-name="ce81" table:formula="of:=IF(ISBLANK([.A89]);&quot;&quot;;-([.$A89]-[.$A88])*24*60/([.$B89]-[.$B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0]);&quot;&quot;;([.$A90]-[.$A89])*24)">
            <text:p/>
          </table:table-cell>
          <table:table-cell table:style-name="ce81" table:formula="of:=IF(ISBLANK([.$A90]);&quot;&quot;;([.$B90]-[.$B89])/([.$A90]-[.$A89]))">
            <text:p/>
          </table:table-cell>
          <table:table-cell table:style-name="ce81" table:formula="of:=IF(ISBLANK([.A90]);&quot;&quot;;-([.$A90]-[.$A89])*24*60/([.$B90]-[.$B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1]);&quot;&quot;;([.$A91]-[.$A90])*24)">
            <text:p/>
          </table:table-cell>
          <table:table-cell table:style-name="ce81" table:formula="of:=IF(ISBLANK([.$A91]);&quot;&quot;;([.$B91]-[.$B90])/([.$A91]-[.$A90]))">
            <text:p/>
          </table:table-cell>
          <table:table-cell table:style-name="ce81" table:formula="of:=IF(ISBLANK([.A91]);&quot;&quot;;-([.$A91]-[.$A90])*24*60/([.$B91]-[.$B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2]);&quot;&quot;;([.$A92]-[.$A91])*24)">
            <text:p/>
          </table:table-cell>
          <table:table-cell table:style-name="ce81" table:formula="of:=IF(ISBLANK([.$A92]);&quot;&quot;;([.$B92]-[.$B91])/([.$A92]-[.$A91]))">
            <text:p/>
          </table:table-cell>
          <table:table-cell table:style-name="ce81" table:formula="of:=IF(ISBLANK([.A92]);&quot;&quot;;-([.$A92]-[.$A91])*24*60/([.$B92]-[.$B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3]);&quot;&quot;;([.$A93]-[.$A92])*24)">
            <text:p/>
          </table:table-cell>
          <table:table-cell table:style-name="ce81" table:formula="of:=IF(ISBLANK([.$A93]);&quot;&quot;;([.$B93]-[.$B92])/([.$A93]-[.$A92]))">
            <text:p/>
          </table:table-cell>
          <table:table-cell table:style-name="ce81" table:formula="of:=IF(ISBLANK([.A93]);&quot;&quot;;-([.$A93]-[.$A92])*24*60/([.$B93]-[.$B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4]);&quot;&quot;;([.$A94]-[.$A93])*24)">
            <text:p/>
          </table:table-cell>
          <table:table-cell table:style-name="ce81" table:formula="of:=IF(ISBLANK([.$A94]);&quot;&quot;;([.$B94]-[.$B93])/([.$A94]-[.$A93]))">
            <text:p/>
          </table:table-cell>
          <table:table-cell table:style-name="ce81" table:formula="of:=IF(ISBLANK([.A94]);&quot;&quot;;-([.$A94]-[.$A93])*24*60/([.$B94]-[.$B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5]);&quot;&quot;;([.$A95]-[.$A94])*24)">
            <text:p/>
          </table:table-cell>
          <table:table-cell table:style-name="ce81" table:formula="of:=IF(ISBLANK([.$A95]);&quot;&quot;;([.$B95]-[.$B94])/([.$A95]-[.$A94]))">
            <text:p/>
          </table:table-cell>
          <table:table-cell table:style-name="ce81" table:formula="of:=IF(ISBLANK([.A95]);&quot;&quot;;-([.$A95]-[.$A94])*24*60/([.$B95]-[.$B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6]);&quot;&quot;;([.$A96]-[.$A95])*24)">
            <text:p/>
          </table:table-cell>
          <table:table-cell table:style-name="ce81" table:formula="of:=IF(ISBLANK([.$A96]);&quot;&quot;;([.$B96]-[.$B95])/([.$A96]-[.$A95]))">
            <text:p/>
          </table:table-cell>
          <table:table-cell table:style-name="ce81" table:formula="of:=IF(ISBLANK([.A96]);&quot;&quot;;-([.$A96]-[.$A95])*24*60/([.$B96]-[.$B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7]);&quot;&quot;;([.$A97]-[.$A96])*24)">
            <text:p/>
          </table:table-cell>
          <table:table-cell table:style-name="ce81" table:formula="of:=IF(ISBLANK([.$A97]);&quot;&quot;;([.$B97]-[.$B96])/([.$A97]-[.$A96]))">
            <text:p/>
          </table:table-cell>
          <table:table-cell table:style-name="ce81" table:formula="of:=IF(ISBLANK([.A97]);&quot;&quot;;-([.$A97]-[.$A96])*24*60/([.$B97]-[.$B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8]);&quot;&quot;;([.$A98]-[.$A97])*24)">
            <text:p/>
          </table:table-cell>
          <table:table-cell table:style-name="ce81" table:formula="of:=IF(ISBLANK([.$A98]);&quot;&quot;;([.$B98]-[.$B97])/([.$A98]-[.$A97]))">
            <text:p/>
          </table:table-cell>
          <table:table-cell table:style-name="ce81" table:formula="of:=IF(ISBLANK([.A98]);&quot;&quot;;-([.$A98]-[.$A97])*24*60/([.$B98]-[.$B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9]);&quot;&quot;;([.$A99]-[.$A98])*24)">
            <text:p/>
          </table:table-cell>
          <table:table-cell table:style-name="ce81" table:formula="of:=IF(ISBLANK([.$A99]);&quot;&quot;;([.$B99]-[.$B98])/([.$A99]-[.$A98]))">
            <text:p/>
          </table:table-cell>
          <table:table-cell table:style-name="ce81" table:formula="of:=IF(ISBLANK([.A99]);&quot;&quot;;-([.$A99]-[.$A98])*24*60/([.$B99]-[.$B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0]);&quot;&quot;;([.$A100]-[.$A99])*24)">
            <text:p/>
          </table:table-cell>
          <table:table-cell table:style-name="ce81" table:formula="of:=IF(ISBLANK([.$A100]);&quot;&quot;;([.$B100]-[.$B99])/([.$A100]-[.$A99]))">
            <text:p/>
          </table:table-cell>
          <table:table-cell table:style-name="ce81" table:formula="of:=IF(ISBLANK([.A100]);&quot;&quot;;-([.$A100]-[.$A99])*24*60/([.$B100]-[.$B9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1]);&quot;&quot;;([.$A101]-[.$A100])*24)">
            <text:p/>
          </table:table-cell>
          <table:table-cell table:style-name="ce81" table:formula="of:=IF(ISBLANK([.$A101]);&quot;&quot;;([.$B101]-[.$B100])/([.$A101]-[.$A100]))">
            <text:p/>
          </table:table-cell>
          <table:table-cell table:style-name="ce81" table:formula="of:=IF(ISBLANK([.A101]);&quot;&quot;;-([.$A101]-[.$A100])*24*60/([.$B101]-[.$B10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2]);&quot;&quot;;([.$A102]-[.$A101])*24)">
            <text:p/>
          </table:table-cell>
          <table:table-cell table:style-name="ce81" table:formula="of:=IF(ISBLANK([.$A102]);&quot;&quot;;([.$B102]-[.$B101])/([.$A102]-[.$A101]))">
            <text:p/>
          </table:table-cell>
          <table:table-cell table:style-name="ce81" table:formula="of:=IF(ISBLANK([.A102]);&quot;&quot;;-([.$A102]-[.$A101])*24*60/([.$B102]-[.$B10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3]);&quot;&quot;;([.$A103]-[.$A102])*24)">
            <text:p/>
          </table:table-cell>
          <table:table-cell table:style-name="ce81" table:formula="of:=IF(ISBLANK([.$A103]);&quot;&quot;;([.$B103]-[.$B102])/([.$A103]-[.$A102]))">
            <text:p/>
          </table:table-cell>
          <table:table-cell table:style-name="ce81" table:formula="of:=IF(ISBLANK([.A103]);&quot;&quot;;-([.$A103]-[.$A102])*24*60/([.$B103]-[.$B10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4]);&quot;&quot;;([.$A104]-[.$A103])*24)">
            <text:p/>
          </table:table-cell>
          <table:table-cell table:style-name="ce81" table:formula="of:=IF(ISBLANK([.$A104]);&quot;&quot;;([.$B104]-[.$B103])/([.$A104]-[.$A103]))">
            <text:p/>
          </table:table-cell>
          <table:table-cell table:style-name="ce81" table:formula="of:=IF(ISBLANK([.A104]);&quot;&quot;;-([.$A104]-[.$A103])*24*60/([.$B104]-[.$B10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5]);&quot;&quot;;([.$A105]-[.$A104])*24)">
            <text:p/>
          </table:table-cell>
          <table:table-cell table:style-name="ce81" table:formula="of:=IF(ISBLANK([.$A105]);&quot;&quot;;([.$B105]-[.$B104])/([.$A105]-[.$A104]))">
            <text:p/>
          </table:table-cell>
          <table:table-cell table:style-name="ce81" table:formula="of:=IF(ISBLANK([.A105]);&quot;&quot;;-([.$A105]-[.$A104])*24*60/([.$B105]-[.$B10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6]);&quot;&quot;;([.$A106]-[.$A105])*24)">
            <text:p/>
          </table:table-cell>
          <table:table-cell table:style-name="ce81" table:formula="of:=IF(ISBLANK([.$A106]);&quot;&quot;;([.$B106]-[.$B105])/([.$A106]-[.$A105]))">
            <text:p/>
          </table:table-cell>
          <table:table-cell table:style-name="ce81" table:formula="of:=IF(ISBLANK([.A106]);&quot;&quot;;-([.$A106]-[.$A105])*24*60/([.$B106]-[.$B10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7]);&quot;&quot;;([.$A107]-[.$A106])*24)">
            <text:p/>
          </table:table-cell>
          <table:table-cell table:style-name="ce81" table:formula="of:=IF(ISBLANK([.$A107]);&quot;&quot;;([.$B107]-[.$B106])/([.$A107]-[.$A106]))">
            <text:p/>
          </table:table-cell>
          <table:table-cell table:style-name="ce81" table:formula="of:=IF(ISBLANK([.A107]);&quot;&quot;;-([.$A107]-[.$A106])*24*60/([.$B107]-[.$B10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8]);&quot;&quot;;([.$A108]-[.$A107])*24)">
            <text:p/>
          </table:table-cell>
          <table:table-cell table:style-name="ce81" table:formula="of:=IF(ISBLANK([.$A108]);&quot;&quot;;([.$B108]-[.$B107])/([.$A108]-[.$A107]))">
            <text:p/>
          </table:table-cell>
          <table:table-cell table:style-name="ce81" table:formula="of:=IF(ISBLANK([.A108]);&quot;&quot;;-([.$A108]-[.$A107])*24*60/([.$B108]-[.$B10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9]);&quot;&quot;;([.$A109]-[.$A108])*24)">
            <text:p/>
          </table:table-cell>
          <table:table-cell table:style-name="ce81" table:formula="of:=IF(ISBLANK([.$A109]);&quot;&quot;;([.$B109]-[.$B108])/([.$A109]-[.$A108]))">
            <text:p/>
          </table:table-cell>
          <table:table-cell table:style-name="ce81" table:formula="of:=IF(ISBLANK([.A109]);&quot;&quot;;-([.$A109]-[.$A108])*24*60/([.$B109]-[.$B10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0]);&quot;&quot;;([.$A110]-[.$A109])*24)">
            <text:p/>
          </table:table-cell>
          <table:table-cell table:style-name="ce81" table:formula="of:=IF(ISBLANK([.$A110]);&quot;&quot;;([.$B110]-[.$B109])/([.$A110]-[.$A109]))">
            <text:p/>
          </table:table-cell>
          <table:table-cell table:style-name="ce81" table:formula="of:=IF(ISBLANK([.A110]);&quot;&quot;;-([.$A110]-[.$A109])*24*60/([.$B110]-[.$B10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1]);&quot;&quot;;([.$A111]-[.$A110])*24)">
            <text:p/>
          </table:table-cell>
          <table:table-cell table:style-name="ce81" table:formula="of:=IF(ISBLANK([.$A111]);&quot;&quot;;([.$B111]-[.$B110])/([.$A111]-[.$A110]))">
            <text:p/>
          </table:table-cell>
          <table:table-cell table:style-name="ce81" table:formula="of:=IF(ISBLANK([.A111]);&quot;&quot;;-([.$A111]-[.$A110])*24*60/([.$B111]-[.$B11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2]);&quot;&quot;;([.$A112]-[.$A111])*24)">
            <text:p/>
          </table:table-cell>
          <table:table-cell table:style-name="ce81" table:formula="of:=IF(ISBLANK([.$A112]);&quot;&quot;;([.$B112]-[.$B111])/([.$A112]-[.$A111]))">
            <text:p/>
          </table:table-cell>
          <table:table-cell table:style-name="ce81" table:formula="of:=IF(ISBLANK([.A112]);&quot;&quot;;-([.$A112]-[.$A111])*24*60/([.$B112]-[.$B11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3]);&quot;&quot;;([.$A113]-[.$A112])*24)">
            <text:p/>
          </table:table-cell>
          <table:table-cell table:style-name="ce81" table:formula="of:=IF(ISBLANK([.$A113]);&quot;&quot;;([.$B113]-[.$B112])/([.$A113]-[.$A112]))">
            <text:p/>
          </table:table-cell>
          <table:table-cell table:style-name="ce81" table:formula="of:=IF(ISBLANK([.A113]);&quot;&quot;;-([.$A113]-[.$A112])*24*60/([.$B113]-[.$B11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4]);&quot;&quot;;([.$A114]-[.$A113])*24)">
            <text:p/>
          </table:table-cell>
          <table:table-cell table:style-name="ce81" table:formula="of:=IF(ISBLANK([.$A114]);&quot;&quot;;([.$B114]-[.$B113])/([.$A114]-[.$A113]))">
            <text:p/>
          </table:table-cell>
          <table:table-cell table:style-name="ce81" table:formula="of:=IF(ISBLANK([.A114]);&quot;&quot;;-([.$A114]-[.$A113])*24*60/([.$B114]-[.$B11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5]);&quot;&quot;;([.$A115]-[.$A114])*24)">
            <text:p/>
          </table:table-cell>
          <table:table-cell table:style-name="ce81" table:formula="of:=IF(ISBLANK([.$A115]);&quot;&quot;;([.$B115]-[.$B114])/([.$A115]-[.$A114]))">
            <text:p/>
          </table:table-cell>
          <table:table-cell table:style-name="ce81" table:formula="of:=IF(ISBLANK([.A115]);&quot;&quot;;-([.$A115]-[.$A114])*24*60/([.$B115]-[.$B11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6]);&quot;&quot;;([.$A116]-[.$A115])*24)">
            <text:p/>
          </table:table-cell>
          <table:table-cell table:style-name="ce81" table:formula="of:=IF(ISBLANK([.$A116]);&quot;&quot;;([.$B116]-[.$B115])/([.$A116]-[.$A115]))">
            <text:p/>
          </table:table-cell>
          <table:table-cell table:style-name="ce81" table:formula="of:=IF(ISBLANK([.A116]);&quot;&quot;;-([.$A116]-[.$A115])*24*60/([.$B116]-[.$B11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7]);&quot;&quot;;([.$A117]-[.$A116])*24)">
            <text:p/>
          </table:table-cell>
          <table:table-cell table:style-name="ce81" table:formula="of:=IF(ISBLANK([.$A117]);&quot;&quot;;([.$B117]-[.$B116])/([.$A117]-[.$A116]))">
            <text:p/>
          </table:table-cell>
          <table:table-cell table:style-name="ce81" table:formula="of:=IF(ISBLANK([.A117]);&quot;&quot;;-([.$A117]-[.$A116])*24*60/([.$B117]-[.$B11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8]);&quot;&quot;;([.$A118]-[.$A117])*24)">
            <text:p/>
          </table:table-cell>
          <table:table-cell table:style-name="ce81" table:formula="of:=IF(ISBLANK([.$A118]);&quot;&quot;;([.$B118]-[.$B117])/([.$A118]-[.$A117]))">
            <text:p/>
          </table:table-cell>
          <table:table-cell table:style-name="ce81" table:formula="of:=IF(ISBLANK([.A118]);&quot;&quot;;-([.$A118]-[.$A117])*24*60/([.$B118]-[.$B11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9]);&quot;&quot;;([.$A119]-[.$A118])*24)">
            <text:p/>
          </table:table-cell>
          <table:table-cell table:style-name="ce81" table:formula="of:=IF(ISBLANK([.$A119]);&quot;&quot;;([.$B119]-[.$B118])/([.$A119]-[.$A118]))">
            <text:p/>
          </table:table-cell>
          <table:table-cell table:style-name="ce81" table:formula="of:=IF(ISBLANK([.A119]);&quot;&quot;;-([.$A119]-[.$A118])*24*60/([.$B119]-[.$B11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0]);&quot;&quot;;([.$A120]-[.$A119])*24)">
            <text:p/>
          </table:table-cell>
          <table:table-cell table:style-name="ce81" table:formula="of:=IF(ISBLANK([.$A120]);&quot;&quot;;([.$B120]-[.$B119])/([.$A120]-[.$A119]))">
            <text:p/>
          </table:table-cell>
          <table:table-cell table:style-name="ce81" table:formula="of:=IF(ISBLANK([.A120]);&quot;&quot;;-([.$A120]-[.$A119])*24*60/([.$B120]-[.$B11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1]);&quot;&quot;;([.$A121]-[.$A120])*24)">
            <text:p/>
          </table:table-cell>
          <table:table-cell table:style-name="ce81" table:formula="of:=IF(ISBLANK([.$A121]);&quot;&quot;;([.$B121]-[.$B120])/([.$A121]-[.$A120]))">
            <text:p/>
          </table:table-cell>
          <table:table-cell table:style-name="ce81" table:formula="of:=IF(ISBLANK([.A121]);&quot;&quot;;-([.$A121]-[.$A120])*24*60/([.$B121]-[.$B12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2]);&quot;&quot;;([.$A122]-[.$A121])*24)">
            <text:p/>
          </table:table-cell>
          <table:table-cell table:style-name="ce81" table:formula="of:=IF(ISBLANK([.$A122]);&quot;&quot;;([.$B122]-[.$B121])/([.$A122]-[.$A121]))">
            <text:p/>
          </table:table-cell>
          <table:table-cell table:style-name="ce81" table:formula="of:=IF(ISBLANK([.A122]);&quot;&quot;;-([.$A122]-[.$A121])*24*60/([.$B122]-[.$B12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3]);&quot;&quot;;([.$A123]-[.$A122])*24)">
            <text:p/>
          </table:table-cell>
          <table:table-cell table:style-name="ce81" table:formula="of:=IF(ISBLANK([.$A123]);&quot;&quot;;([.$B123]-[.$B122])/([.$A123]-[.$A122]))">
            <text:p/>
          </table:table-cell>
          <table:table-cell table:style-name="ce81" table:formula="of:=IF(ISBLANK([.A123]);&quot;&quot;;-([.$A123]-[.$A122])*24*60/([.$B123]-[.$B12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4]);&quot;&quot;;([.$A124]-[.$A123])*24)">
            <text:p/>
          </table:table-cell>
          <table:table-cell table:style-name="ce81" table:formula="of:=IF(ISBLANK([.$A124]);&quot;&quot;;([.$B124]-[.$B123])/([.$A124]-[.$A123]))">
            <text:p/>
          </table:table-cell>
          <table:table-cell table:style-name="ce81" table:formula="of:=IF(ISBLANK([.A124]);&quot;&quot;;-([.$A124]-[.$A123])*24*60/([.$B124]-[.$B12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5]);&quot;&quot;;([.$A125]-[.$A124])*24)">
            <text:p/>
          </table:table-cell>
          <table:table-cell table:style-name="ce81" table:formula="of:=IF(ISBLANK([.$A125]);&quot;&quot;;([.$B125]-[.$B124])/([.$A125]-[.$A124]))">
            <text:p/>
          </table:table-cell>
          <table:table-cell table:style-name="ce81" table:formula="of:=IF(ISBLANK([.A125]);&quot;&quot;;-([.$A125]-[.$A124])*24*60/([.$B125]-[.$B12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6]);&quot;&quot;;([.$A126]-[.$A125])*24)">
            <text:p/>
          </table:table-cell>
          <table:table-cell table:style-name="ce81" table:formula="of:=IF(ISBLANK([.$A126]);&quot;&quot;;([.$B126]-[.$B125])/([.$A126]-[.$A125]))">
            <text:p/>
          </table:table-cell>
          <table:table-cell table:style-name="ce81" table:formula="of:=IF(ISBLANK([.A126]);&quot;&quot;;-([.$A126]-[.$A125])*24*60/([.$B126]-[.$B12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7]);&quot;&quot;;([.$A127]-[.$A126])*24)">
            <text:p/>
          </table:table-cell>
          <table:table-cell table:style-name="ce81" table:formula="of:=IF(ISBLANK([.$A127]);&quot;&quot;;([.$B127]-[.$B126])/([.$A127]-[.$A126]))">
            <text:p/>
          </table:table-cell>
          <table:table-cell table:style-name="ce81" table:formula="of:=IF(ISBLANK([.A127]);&quot;&quot;;-([.$A127]-[.$A126])*24*60/([.$B127]-[.$B12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8]);&quot;&quot;;([.$A128]-[.$A127])*24)">
            <text:p/>
          </table:table-cell>
          <table:table-cell table:style-name="ce81" table:formula="of:=IF(ISBLANK([.$A128]);&quot;&quot;;([.$B128]-[.$B127])/([.$A128]-[.$A127]))">
            <text:p/>
          </table:table-cell>
          <table:table-cell table:style-name="ce81" table:formula="of:=IF(ISBLANK([.A128]);&quot;&quot;;-([.$A128]-[.$A127])*24*60/([.$B128]-[.$B12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9]);&quot;&quot;;([.$A129]-[.$A128])*24)">
            <text:p/>
          </table:table-cell>
          <table:table-cell table:style-name="ce81" table:formula="of:=IF(ISBLANK([.$A129]);&quot;&quot;;([.$B129]-[.$B128])/([.$A129]-[.$A128]))">
            <text:p/>
          </table:table-cell>
          <table:table-cell table:style-name="ce81" table:formula="of:=IF(ISBLANK([.A129]);&quot;&quot;;-([.$A129]-[.$A128])*24*60/([.$B129]-[.$B12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0]);&quot;&quot;;([.$A130]-[.$A129])*24)">
            <text:p/>
          </table:table-cell>
          <table:table-cell table:style-name="ce81" table:formula="of:=IF(ISBLANK([.$A130]);&quot;&quot;;([.$B130]-[.$B129])/([.$A130]-[.$A129]))">
            <text:p/>
          </table:table-cell>
          <table:table-cell table:style-name="ce81" table:formula="of:=IF(ISBLANK([.A130]);&quot;&quot;;-([.$A130]-[.$A129])*24*60/([.$B130]-[.$B12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1]);&quot;&quot;;([.$A131]-[.$A130])*24)">
            <text:p/>
          </table:table-cell>
          <table:table-cell table:style-name="ce81" table:formula="of:=IF(ISBLANK([.$A131]);&quot;&quot;;([.$B131]-[.$B130])/([.$A131]-[.$A130]))">
            <text:p/>
          </table:table-cell>
          <table:table-cell table:style-name="ce81" table:formula="of:=IF(ISBLANK([.A131]);&quot;&quot;;-([.$A131]-[.$A130])*24*60/([.$B131]-[.$B13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2]);&quot;&quot;;([.$A132]-[.$A131])*24)">
            <text:p/>
          </table:table-cell>
          <table:table-cell table:style-name="ce81" table:formula="of:=IF(ISBLANK([.$A132]);&quot;&quot;;([.$B132]-[.$B131])/([.$A132]-[.$A131]))">
            <text:p/>
          </table:table-cell>
          <table:table-cell table:style-name="ce81" table:formula="of:=IF(ISBLANK([.A132]);&quot;&quot;;-([.$A132]-[.$A131])*24*60/([.$B132]-[.$B13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3]);&quot;&quot;;([.$A133]-[.$A132])*24)">
            <text:p/>
          </table:table-cell>
          <table:table-cell table:style-name="ce81" table:formula="of:=IF(ISBLANK([.$A133]);&quot;&quot;;([.$B133]-[.$B132])/([.$A133]-[.$A132]))">
            <text:p/>
          </table:table-cell>
          <table:table-cell table:style-name="ce81" table:formula="of:=IF(ISBLANK([.A133]);&quot;&quot;;-([.$A133]-[.$A132])*24*60/([.$B133]-[.$B13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4]);&quot;&quot;;([.$A134]-[.$A133])*24)">
            <text:p/>
          </table:table-cell>
          <table:table-cell table:style-name="ce81" table:formula="of:=IF(ISBLANK([.$A134]);&quot;&quot;;([.$B134]-[.$B133])/([.$A134]-[.$A133]))">
            <text:p/>
          </table:table-cell>
          <table:table-cell table:style-name="ce81" table:formula="of:=IF(ISBLANK([.A134]);&quot;&quot;;-([.$A134]-[.$A133])*24*60/([.$B134]-[.$B13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5]);&quot;&quot;;([.$A135]-[.$A134])*24)">
            <text:p/>
          </table:table-cell>
          <table:table-cell table:style-name="ce81" table:formula="of:=IF(ISBLANK([.$A135]);&quot;&quot;;([.$B135]-[.$B134])/([.$A135]-[.$A134]))">
            <text:p/>
          </table:table-cell>
          <table:table-cell table:style-name="ce81" table:formula="of:=IF(ISBLANK([.A135]);&quot;&quot;;-([.$A135]-[.$A134])*24*60/([.$B135]-[.$B13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6]);&quot;&quot;;([.$A136]-[.$A135])*24)">
            <text:p/>
          </table:table-cell>
          <table:table-cell table:style-name="ce81" table:formula="of:=IF(ISBLANK([.$A136]);&quot;&quot;;([.$B136]-[.$B135])/([.$A136]-[.$A135]))">
            <text:p/>
          </table:table-cell>
          <table:table-cell table:style-name="ce81" table:formula="of:=IF(ISBLANK([.A136]);&quot;&quot;;-([.$A136]-[.$A135])*24*60/([.$B136]-[.$B13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7]);&quot;&quot;;([.$A137]-[.$A136])*24)">
            <text:p/>
          </table:table-cell>
          <table:table-cell table:style-name="ce81" table:formula="of:=IF(ISBLANK([.$A137]);&quot;&quot;;([.$B137]-[.$B136])/([.$A137]-[.$A136]))">
            <text:p/>
          </table:table-cell>
          <table:table-cell table:style-name="ce81" table:formula="of:=IF(ISBLANK([.A137]);&quot;&quot;;-([.$A137]-[.$A136])*24*60/([.$B137]-[.$B13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8]);&quot;&quot;;([.$A138]-[.$A137])*24)">
            <text:p/>
          </table:table-cell>
          <table:table-cell table:style-name="ce81" table:formula="of:=IF(ISBLANK([.$A138]);&quot;&quot;;([.$B138]-[.$B137])/([.$A138]-[.$A137]))">
            <text:p/>
          </table:table-cell>
          <table:table-cell table:style-name="ce81" table:formula="of:=IF(ISBLANK([.A138]);&quot;&quot;;-([.$A138]-[.$A137])*24*60/([.$B138]-[.$B13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6.2447972164612" calcext:value-type="float">
            <text:p>-36</text:p>
          </table:table-cell>
          <table:table-cell table:style-name="ce68" table:formula="of:=AVERAGE([.E$3:.E$200])" office:value-type="float" office:value="41.215413878417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B$2:.B$200];[.A$2:.A$200])" office:value-type="float" office:value="-34.3784091353641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39in" svg:height="4.4382in" svg:x="0in" svg:y="0.078in">
            <draw:object draw:notify-on-update-of-ranges="Inventory.A2:Inventory.A200 Inventory.B1:Inventory.B1 Inventory.B2:Inventory.B200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2" table:default-cell-style-name="Default"/>
        <table:table-row table:style-name="ro1">
          <table:table-cell table:number-columns-repeated="2"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00:15:23.436718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5-01-13T00:22:29.842743381</dc:date>
    <meta:editing-cycles>2053</meta:editing-cycles>
    <meta:editing-duration>P7DT4H44M29S</meta:editing-duration>
    <meta:generator>LibreOffice/24.2.7.2$Linux_X86_64 LibreOffice_project/420$Build-2</meta:generator>
    <meta:document-statistic meta:table-count="3" meta:cell-count="790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  <library:element library:name="Sheet2"/>
  <library:element library:name="Sheet3"/>
  <library:element library:name="Sheet1 (Predict)"/>
  <library:element library:name="Sheet2 (Inventory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2">
      <style:chart-properties chart:display-label="true" chart:logarithmic="false" chart:minimum="45627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8" style:family="chart">
      <style:graphic-properties svg:stroke-width="0.051cm" svg:stroke-color="#83caff"/>
    </style:style>
    <style:style style:name="ch9" style:family="chart">
      <style:graphic-properties svg:stroke-width="0.051cm" svg:stroke-color="#dddddd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1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55308d"/>
    </style:style>
    <style:style style:name="ch12" style:family="chart" style:data-style-name="N164">
      <style:chart-properties loext:regression-x-name="Cigs/Day" loext:regression-y-name="CigsInventory"/>
    </style:style>
    <style:style style:name="ch13" style:family="chart">
      <style:chart-properties chart:solid-type="cuboid" chart:symbol-type="named-symbol" chart:symbol-name="circle" chart:symbol-width="0.1cm" chart:symbol-height="0.1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cm" svg:height="11.274cm" xlink:href=".." xlink:type="simple" chart:class="chart:scatter" chart:style-name="ch1">
        <chart:title svg:x="10.138cm" svg:y="-0.068cm" chart:style-name="ch2">
          <text:p>Cigarette Inventory</text:p>
        </chart:title>
        <chart:plot-area chart:style-name="ch3" table:cell-range-address="Inventory.A2:Inventory.B200 Inventory.B1:Inventory.B1 Inventory.F5:Inventory.F5" chart:data-source-has-labels="row" svg:x="-0.698cm" svg:y="0.935cm" svg:width="23.029cm" svg:height="9.117cm">
          <chart:coordinate-region svg:x="0.294cm" svg:y="1.134cm" svg:width="21.838cm" svg:height="6.1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1">
              <chart:equation chart:display-equation="true" chart:display-r-square="false" svg:x="14.304cm" svg:y="2.253cm" chart:style-name="ch12"/>
            </chart:regression-curve>
            <chart:data-point chart:repeated="6"/>
            <chart:data-point chart:style-name="ch13"/>
            <chart:data-point chart:repeated="192"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27.1043809641">
                <text:p>45627.1043809641</text:p>
                <draw:g>
                  <svg:desc>Inventory.A2:Inventory.A200</svg:desc>
                </draw:g>
              </table:table-cell>
              <table:table-cell office:value-type="float" office:value="3100">
                <text:p>3100</text:p>
                <draw:g>
                  <svg:desc>Inventory.B2:Inventory.B200</svg:desc>
                </draw:g>
              </table:table-cell>
              <table:table-cell office:value-type="float" office:value="45695.9583333333">
                <text:p>45695.9583333333</text:p>
                <draw:g>
                  <svg:desc>Inventory.G5:Inventory.G5</svg:desc>
                </draw:g>
              </table:table-cell>
              <table:table-cell office:value-type="float" office:value="4">
                <text:p>4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627.6768844602">
                <text:p>45627.6768844602</text:p>
              </table:table-cell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28.4803590418">
                <text:p>45628.4803590418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28.8773030131">
                <text:p>45628.8773030131</text:p>
              </table:table-cell>
              <table:table-cell office:value-type="float" office:value="3040">
                <text:p>3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629.2895923648">
                <text:p>45629.2895923648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30.2850720799">
                <text:p>45630.2850720799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630.8698417032">
                <text:p>45630.8698417032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631.3355538649">
                <text:p>45631.3355538649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634.335792039">
                <text:p>45634.335792039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634.853369126">
                <text:p>45634.853369126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35.3480164507">
                <text:p>45635.3480164507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36.1727065326">
                <text:p>45636.1727065326</text:p>
              </table:table-cell>
              <table:table-cell office:value-type="float" office:value="2754">
                <text:p>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636.4257747141">
                <text:p>45636.4257747141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637.0454093293">
                <text:p>45637.0454093293</text:p>
              </table:table-cell>
              <table:table-cell office:value-type="float" office:value="2715">
                <text:p>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37.5106656963">
                <text:p>45637.5106656963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38.4196943206">
                <text:p>45638.4196943206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39.0292602095">
                <text:p>45639.0292602095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39.4373687912">
                <text:p>45639.4373687912</text:p>
              </table:table-cell>
              <table:table-cell office:value-type="float" office:value="2620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40.2787287706">
                <text:p>45640.2787287706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640.9282873751">
                <text:p>45640.9282873751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641.3203531156">
                <text:p>45641.320353115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641.9024905194">
                <text:p>45641.9024905194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42.4274973174">
                <text:p>45642.4274973174</text:p>
              </table:table-cell>
              <table:table-cell office:value-type="float" office:value="2520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643.0119652374">
                <text:p>45643.0119652374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643.5376800568">
                <text:p>45643.5376800568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644.1795046741">
                <text:p>45644.1795046741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44.6250445161">
                <text:p>45644.6250445161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645.165225808">
                <text:p>45645.165225808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645.6615833402">
                <text:p>45645.6615833402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646.1790312791">
                <text:p>45646.1790312791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648.148554289">
                <text:p>45648.148554289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648.9173793659">
                <text:p>45648.9173793659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49.5027485429">
                <text:p>45649.5027485429</text:p>
              </table:table-cell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50.287977828">
                <text:p>45650.287977828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651.7469758699">
                <text:p>45651.7469758699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652.3215955796">
                <text:p>45652.3215955796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652.8325523737">
                <text:p>45652.8325523737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653.4898117289">
                <text:p>45653.4898117289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654.2030709697">
                <text:p>45654.2030709697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654.7016756315">
                <text:p>45654.7016756315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655.439321399">
                <text:p>45655.439321399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655.9142887759">
                <text:p>45655.9142887759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656.5328828785">
                <text:p>45656.5328828785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57.1348737135">
                <text:p>45657.1348737135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57.7125538485">
                <text:p>45657.7125538485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57.740012532">
                <text:p>45657.74001253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58.4536376309">
                <text:p>45658.4536376309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58.8415353722">
                <text:p>45658.841535372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660.122819306">
                <text:p>45660.122819306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661.3770140223">
                <text:p>45661.3770140223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661.9269508346">
                <text:p>45661.9269508346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662.5744131098">
                <text:p>45662.5744131098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63.1097123051">
                <text:p>45663.1097123051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63.6518056379">
                <text:p>45663.6518056379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64.1556326615">
                <text:p>45664.1556326615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64.8191581752">
                <text:p>45664.8191581752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65.3984461441">
                <text:p>45665.3984461441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65.9095046095">
                <text:p>45665.9095046095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666.5755768168">
                <text:p>45666.5755768168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667.0042024156">
                <text:p>45667.0042024156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667.699014539">
                <text:p>45667.699014539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670.0114539989">
                <text:p>45670.011453998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